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6b743"/>
    </style:style>
    <style:style style:name="P2" style:family="paragraph" style:parent-style-name="Heading_20_2">
      <style:paragraph-properties fo:orphans="2" fo:widows="2"/>
      <style:text-properties style:font-name="DejaVu Serif" officeooo:paragraph-rsid="0016b743"/>
    </style:style>
    <style:style style:name="P3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6b743"/>
    </style:style>
    <style:style style:name="P4" style:family="paragraph" style:parent-style-name="Text_20_body">
      <style:paragraph-properties fo:orphans="2" fo:widows="2"/>
      <style:text-properties style:font-name="DejaVu Serif" officeooo:paragraph-rsid="0016b743"/>
    </style:style>
    <style:style style:name="P5" style:family="paragraph" style:parent-style-name="Heading_20_1">
      <style:text-properties officeooo:paragraph-rsid="0016b743"/>
    </style:style>
    <style:style style:name="T1" style:family="text">
      <style:text-properties officeooo:rsid="0017c814"/>
    </style:style>
    <style:style style:name="T2" style:family="text">
      <style:text-properties officeooo:rsid="0016b74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1 Reis</text:h>
      <text:section text:style-name="Sect1" text:name="Seção258">
        <text:h text:style-name="P2" text:outline-level="2">I REIS-[Capítulo <text:span text:style-name="T2">1</text:span>]</text:h>
        <text:p text:style-name="P4"><text:bookmark text:name="cap130"/>1 Ora, o rei Davi era já velho, de idade mui avançada; e por mais que o cobrissem de roupas não se aquecia.</text:p>
        <text:p text:style-name="P3">2 Disseram-lhe, pois, os seus servos: Busque-se para o rei meu senhor uma jovem donzela, que esteja perante o rei, e tenha cuidado dele; e durma no seu seio, para que o rei meu senhor se aqueça.</text:p>
        <text:p text:style-name="P3">3 Assim buscaram por todos os termos de Israel uma jovem formosa; e acharam Abisague, a sunamita, e a trouxeram ao rei.</text:p>
        <text:p text:style-name="P3">4 Era a jovem sobremaneira formosa; e cuidava do rei, e o servia; porém o rei não a conheceu.</text:p>
        <text:p text:style-name="P3">5 Então Adonias, filho de Hagite, se exaltou e disse: Eu reinarei. E preparou para si carros e cavaleiros, e cinqüenta homens que corressem adiante dele.</text:p>
        <text:p text:style-name="P3">6 Ora, nunca seu pai o tinha contrariado, dizendo: Por que fizeste assim? Além disso, era ele muito formoso de parecer; e era mais moço do que Absalão.</text:p>
        <text:p text:style-name="P3">7 E teve entendimento com Joabe, filho de Zeruia, e com o sacerdote Abiatar, os quais aderiram a ele e o ajudavam.</text:p>
        <text:p text:style-name="P3">8 Mas Zadoque, o sacerdote, e Benaías, filho de Jeoiada, e Natã, o profeta, e Simei, e Rei, e os valentes que Davi tinha, não eram por Adonias.</text:p>
        <text:p text:style-name="P3">9 Adonias matou ovelhas, bois e animais cevados, junto à pedra de Zoelete, que está perto de En-Rogel; e convidou a todos os seus irmãos, os filhos do rei, e a todos os homens de Judá, servos do rei;</text:p>
        <text:p text:style-name="P3">10 porém a Natã, o profeta, e a Benaías, e aos valentes, e a Salomão, seu irmão, não os convidou.</text:p>
        <text:p text:style-name="P3">11 Então falou Natã a Bate-Seba, mãe de Salomão, dizendo: Não ouviste que Adonias, filho de Hagite, reina? e que nosso senhor Davi não o sabe?</text:p>
        <text:p text:style-name="P3">12 Vem, pois, agora e deixa-me dar-te um conselho, para que salves a tua vida, e a de teu filho Salomão.</text:p>
        <text:p text:style-name="P3">13 Vai à presença do rei Davi, e dize-lhe: Não juraste, ó rei meu senhor, à tua serva, dizendo: Certamente teu filho Salomão reinará depois de mim, e se assentará no meu trono? Por que, pois, reina Adonias?</text:p>
        <text:p text:style-name="P3">14 Eis que, estando tu ainda a falar com o rei, eu também entrarei depois de ti, e confirmarei as tuas palavras.</text:p>
        <text:p text:style-name="P3">15 Foi, pois, Bate-Seba à presença do rei na sua câmara. Ele era mui velho; e Abisague, a sunamita, o servia.</text:p>
        <text:p text:style-name="P3">16 Bate-Seba inclinou a cabeça, e se prostrou perante o rei. Então o rei lhe perguntou: Que queres?</text:p>
        <text:p text:style-name="P3"><text:soft-page-break/>17 Respondeu-lhe ela: Senhor meu, tu juraste à tua serva pel Iavé teu Deus, dizendo: Salomão, teu filho, reinará depois de mim, e se assentará no meu trono.</text:p>
        <text:p text:style-name="P3">18 E agora eis que Adonias reina; e tu, ó rei meu senhor, não o sabes.</text:p>
        <text:p text:style-name="P3">19 Ele matou bois, animais cevados e ovelhas em abundância, e convidou a todos os filhos do rei, e a Abiatar, o sacerdote, e a Joabe, general do exército; mas a teu servo Salomão não o convidou.</text:p>
        <text:p text:style-name="P3">20 Mas, ó rei meu senhor, os olhos de todo o Israel estão sobre ti, para que lhes declares quem há de assentar-se no teu trono depois de ti.</text:p>
        <text:p text:style-name="P3">21 Doutro modo sucederá que, quando o rei meu senhor dormir com seus pais, eu e Salomão meu filho seremos tidos por ofensores.</text:p>
        <text:p text:style-name="P3">22 Enquanto ela ainda falava com o rei, eis que chegou o profeta Natã.</text:p>
        <text:p text:style-name="P3">23 E o fizeram saber ao rei, dizendo: Eis aí está o profeta Natã. Entrou Natã à presença do rei, inclinou-se perante ele com o rosto em terra,</text:p>
        <text:p text:style-name="P3">24 e disse: ó rei meu senhor, acaso disseste: Adonias reinará depois de mim, e se assentará no meu trono?</text:p>
        <text:p text:style-name="P3">25 Pois ele hoje desceu, e matou bois, animais cevados e ovelhas em abundância, e convidou a todos os filhos do rei, e aos chefes do exército, e ao sacerdote Abiatar; e eis que comem e bebem perante ele, e dizem: Viva o rei Adonias!</text:p>
        <text:p text:style-name="P3">26 Porém a mim teu servo, e ao sacerdote Zadoque, e a Benaías, filho de Jeoiada, e ao teu servo Salomão, não convidou.</text:p>
        <text:p text:style-name="P3">27 Foi feito isso da parte do rei meu senhor? e não fizeste saber a teu servo quem havia de assentar-se no teu trono depois de ti?</text:p>
        <text:p text:style-name="P3">28 Respondeu o rei Davi: Chamai-me a Bate-Seba. E ela entrou à presença do rei, e ficou de pé diante dele.</text:p>
        <text:p text:style-name="P3">29 Então o rei jurou, dizendo: Vive Iavé, o qual remiu a minha alma de toda a angústia,</text:p>
        <text:p text:style-name="P3">30 que, assim como te jurei pelIavé Deus de Israel, dizendo: Teu filho Salomão há de reinar depois de mim, e ele se assentará no meu trono, em meu lugar; assim mesmo o cumprirei hoje.</text:p>
        <text:p text:style-name="P3">31 Então Bate-Seba, inclinando-se com o rosto em terra perante o rei, fez-lhe reverência e disse: Viva para sempre o rei Davi meu senhor!</text:p>
        <text:p text:style-name="P3">32 Depois disse o rei Davi: Chamai-me a Zadoque, o sacerdote, e a Natã, o profeta, e a Benaías, filho de Jeoiada. E estes entraram à presença do rei.</text:p>
        <text:p text:style-name="P3">33 E o rei lhes disse: Tomai convosco os servos de vosso senhor, fazei montar meu filho Salomão na minha mula, e levai-o a Giom.</text:p>
        <text:p text:style-name="P3">34 E Zadoque, o sacerdote, com Natã, o profeta, ali o ungirão rei sobre Israel. E tocareis a trombeta, e direis: Viva o rei Salomão!</text:p>
        <text:p text:style-name="P3">35 Então subireis após ele, e ele virá e se assentará no meu trono; pois reinará em meu lugar, porquanto o tenho designado para ser príncipe sobre Israel e sobre Judá.</text:p>
        <text:p text:style-name="P3"><text:soft-page-break/>36 Ao que Benaías, filho de Jeoiada, respondeu ao rei, dizendo: Amém; assim o diga também Iavé Deus do rei meu senhor.</text:p>
        <text:p text:style-name="P3">37 Como Iavé foi com o rei meu senhor, assim seja ele com Salomão, e faça que o seu trono seja maior do que o trono do rei Davi meu senhor.</text:p>
        <text:p text:style-name="P3">38 Pelo que desceram Zadoque, o sacerdote, e Natã, o profeta, e Benaías, filho de Jeoiada, e os quereteus, e os peleteus, e fizeram montar Salomão na mula que era do rei Davi, e o levaram a Giom.</text:p>
        <text:p text:style-name="P3">39 Então Zadoque, o sacerdote, tomou do tabernáculo o vaso do azeite e ungiu a Salomão. Então tocaram a trombeta, e todo o povo disse: Viva o rei Salomão!</text:p>
        <text:p text:style-name="P3">40 E todo o povo subiu após ele, tocando flauta e alegrando-se sobremaneira, de modo que a terra retiniu com o seu clamor.</text:p>
        <text:p text:style-name="P3">41 Adonias e todos os convidados que estavam com ele o ouviram, ao acabarem de comer. E ouvindo Joabe o soar das trombetas, disse: Que quer dizer este alvoroço na cidade?</text:p>
        <text:p text:style-name="P3">42 Ele ainda estava falando, quando chegou Jônatas, filho de Abiatar, o sacerdote; e disse Adonias: Entra, porque és homem de bem, e trazes boas novas.</text:p>
        <text:p text:style-name="P3">43 Respondeu Jônatas a Adonias: Deveras! O rei Davi, nosso senhor, constituiu rei a Salomão.</text:p>
        <text:p text:style-name="P3">44 E o rei enviou com ele Zadoque, o sacerdote, e Natã, o profeta, e Benaías, filho de Jeoiada, os quereteus e os peleteus; e eles o fizeram montar na mula do rei.</text:p>
        <text:p text:style-name="P3">45 E Zadoque, o sacerdote, e Natã, o profeta, ungiram-no rei em Giom; e dali subiram cheios de alegria, e a cidade está alvoroçada. Este é o clamor que ouvistes.</text:p>
        <text:p text:style-name="P3">46 E Salomão já está assentado no trono do reino.</text:p>
        <text:p text:style-name="P3">47 Além disso os servos do rei vieram abençoar o nosso senhor, o rei Davi, dizendo: Faça teu Deus o nome de Salomão mais célebre do que o teu nome, e faça o seu trono maior do que o teu trono. E o rei se inclinou no leito.</text:p>
        <text:p text:style-name="P3">48 Também assim falou o rei: Bendito Iavé Deus de Israel, que hoje tem dado quem se assente no meu trono, e que os meus olhos o vissem.</text:p>
        <text:p text:style-name="P3">49 Então, tomados de pavor, levantaram-se todos os convidados que estavam com Adonias, e cada qual se foi seu caminho.</text:p>
        <text:p text:style-name="P3">50 Adonias, porém, temeu a Salomão e, levantando-se, foi apegar-se às pontas do altar.</text:p>
        <text:p text:style-name="P3">51 E foi dito a Salomão: Eis que Adonias teme ao rei Salomão; pois que se apegou às pontas do altar, dizendo: Jure-me hoje o rei Salomão que não matará o seu servo à espada.</text:p>
        <text:p text:style-name="P3">52 Ao que disse Salomão: Se ele se houver como homem de bem, nem um só de seus cabelos cairá em terra; se, porém, se houver dolosamente, morrerá.</text:p>
        <text:p text:style-name="P3">53 Então o rei Salomão deu ordem, e tiraram Adonias do altar. E vindo ele, inclinou-se perante o rei Salomão, o qual lhe disse: Vai para tua casa.</text:p>
      </text:section>
      <text:section text:style-name="Sect1" text:name="Seção259">
        <text:h text:style-name="P1" text:outline-level="2"><text:soft-page-break/></text:h>
        <text:h text:style-name="P1" text:outline-level="2"><text:bookmark text:name="cap229"/>I REIS-[Capítulo 2]</text:h>
        <text:p text:style-name="P3">1 Ora, aproximando-se o dia da morte de Davi, deu ele ordem a Salomão, seu filho, dizendo:</text:p>
        <text:p text:style-name="P3">2 Eu vou pelo caminho de toda a terra; sê forte, pois, e porta-te como homem.</text:p>
        <text:p text:style-name="P3">3 Guarda as ordenançasde Iavé seu Deus, andando nos seus caminhos, e observando os seus estatutos, os seus mandamentos, os seus preceitos e os seus testemunhos, como está escrito na lei de Moisés, para que prosperes em tudo quanto fizeres e por onde quer que fores,</text:p>
        <text:p text:style-name="P3">4 e para que Iavé confirme a palavra que falou acerca de mim, dizendo: Se teus filhos guardarem os seus caminhos, andando perante a minha face fielmente, com todo o seu coração e com toda a sua alma, nunca te faltará sucessor ao trono de Israel.</text:p>
        <text:p text:style-name="P3">5 Tu sabes também o que me fez Joabe, filho de Zeruia, a saber, o que fez aos dois chefes do exército de Israel, a Abner, filho de Ner, e a Amasa, filho de Jeter, os quais ele matou, e em tempo de paz derramou o sangue de guerra, manchando com ele o cinto que tinha nos lombos, e os sapatos que trazia nos pés.</text:p>
        <text:p text:style-name="P3">6 Faze, pois, segundo a tua sabedoria, e não permitas que suas cãs desçam à sepultura em paz.</text:p>
        <text:p text:style-name="P3">7 Mas para com os filhos de Barzilai, o gileadita, usa de benevolência, e estejam eles entre os que comem à tua mesa; porque assim se houveram comigo, quando eu fugia por causa de teu irmão Absalão.</text:p>
        <text:p text:style-name="P3">8 E eis que também contigo está Simei, filho de Gêra, benjamita, de Baurim, que me lançou atroz maldição, no dia em que eu ia a Maanaim; porém ele saiu a encontrar-se comigo junto ao Jordão, e eu lhe jurei pel Iavé, dizendo: Não te matarei à espada.</text:p>
        <text:p text:style-name="P3">9 Agora, porém, não o tenhas por inocente; pois és homem sábio, e bem saberás o que lhe hás de fazer; farás com que as suas cãs desçam à sepultura com sangue.</text:p>
        <text:p text:style-name="P3">10 Depois Davi dormiu com seus pais, e foi sepultado na cidade de Davi.</text:p>
        <text:p text:style-name="P3">11 E foi o tempo que Davi reinou sobre Israel quarenta anos: sete anos reinou em Hebrom, e em Jerusalém reinou trinta e três anos.</text:p>
        <text:p text:style-name="P3">12 Salomão, pois, assentou-se no trono de Davi, seu pai; e o seu reino se fortificou sobremaneira.</text:p>
        <text:p text:style-name="P3">13 Então Adonias, filho de Hagite, veio a Bate-Seba, mãe de Salomão; e perguntou ela: De paz é a tua vinda? Respondeu ele: É de paz.</text:p>
        <text:p text:style-name="P3">14 E acrescentou: Uma palavra tenho que te dizer. Respondeu ela: Fala.</text:p>
        <text:p text:style-name="P3">15 Disse, pois, ele: Bem sabes que o reino era meu, e que todo o Israel tinha posto a vista em mim para que eu viesse a reinar; contudo o reino se transferiu e veio a ser de meu irmão, porque ele recebeu de Iavé.</text:p>
        <text:p text:style-name="P3"><text:soft-page-break/>16 Agora uma só coisa te peço; não ma recuses. Ela lhe disse: Fala.</text:p>
        <text:p text:style-name="P3">17 E ele disse: Peço-te que fales ao rei Salomão (porque ele não to recusará), que me dê por mulher a Abisague, a sunamita.</text:p>
        <text:p text:style-name="P3">18 Respondeu Bate-Seba: Pois bem; eu falarei por ti ao rei.</text:p>
        <text:p text:style-name="P3">19 Foi, pois, Bate-Seba ter com o rei Salomão, para falar-lhe por Adonias. E o rei se levantou a encontrar-se com ela, e se inclinou diante dela; então, assentando-se no seu trono, mandou que pusessem um trono para a rainha-mãe; e ela se assentou à sua direita.</text:p>
        <text:p text:style-name="P3">20 Então disse ela: Só uma pequena coisa te peço; não ma recuses. Respondeu-lhe o rei: Pede, minha mãe, porque não ta recusarei.</text:p>
        <text:p text:style-name="P3">21 E ela disse: Dê-se Abisague, a sunamita, por mulher a teu irmão Adonias.</text:p>
        <text:p text:style-name="P3">22 Então respondeu o rei Salomão, e disse a sua mãe: E por que pedes Abisague, a sunamita, para Adonias? Pede também para ele o reino (porque é meu irmão mais velho); sim, para ele, e também para Abiatar, o sacerdote, e para Joabe, filho de Zeruia.</text:p>
        <text:p text:style-name="P3">23 E jurou o rei Salomão pel Iavé, dizendo: Assim Deus me faça, e outro tanto, se não falou Adonias esta palavra contra a sua vida.</text:p>
        <text:p text:style-name="P3">24 Agora, pois, vive Iavé, que me confirmou e me fez assentar no trono de Davi, meu pai, e que me estabeleceu casa, como tinha dito, que hoje será morto Adonias.</text:p>
        <text:p text:style-name="P3">25 E o rei Salomão deu ordem a Benaías, filho de Jeoiada, o qual feriu a Adonias, de modo que morreu.</text:p>
        <text:p text:style-name="P3">26 Também a Abiatar, o sacerdote, disse o rei: Vai para Anatote, para os teus campos, porque és homem digno de morte; porém hoje não te matarei, porquanto levaste a arca de Iavé Deus diante de Davi, meu pai, e porquanto participaste de todas as aflições de meu pai.</text:p>
        <text:p text:style-name="P3">27 Salomão, pois, expulsou Abiatar, para que não fosse sacerdote de Iavé, assim cumprindo a palavra que Iavé tinha dito acerca da casa de Eli em Siló.</text:p>
        <text:p text:style-name="P3">28 Ora, veio esta notícia a Joabe (pois Joabe se desviara após Adonias, ainda que não se tinha desviado após Absalão); pelo que Joabe fugiu para o tabernáculo de Iavé, e apegou-se as pontas do altar.</text:p>
        <text:p text:style-name="P3">29 E disseram ao rei Salomão: Joabe fugiu para o tabernáculo de Iavé; e eis que está junto ao altar. Então Salomão enviou Benaías, filho de Jeoiada, dizendo: Vai, mata-o.</text:p>
        <text:p text:style-name="P3">30 Foi, pois, Benaías ao tabernáculo de Iavé, e disse a Joabe: Assim diz o rei: Sai daí. Respondeu Joabe: Não! porém aqui morrerei. E Benaías tornou com a resposta ao rei, dizendo: Assim falou Joabe, e assim me respondeu.</text:p>
        <text:p text:style-name="P3">31 Ao que lhe disse o rei: Faze como ele disse; mata-o, e sepulta-o, para que tires de sobre mim e de sobre a casa de meu pai o sangue que Joabe sem causa derramou.</text:p>
        <text:p text:style-name="P3">32 Assim Iavé fará recair o sangue dele sobre a sua cabeça, porque deu sobre dois homens mais justos e melhores do que ele, e os matou à espada, sem que meu pai <text:soft-page-break/>Davi o soubesse, a saber: a Abner, filho de Ner, chefe do exército de Israel, e a Amasa, filho de Jeter, chefe do exército de Judá.</text:p>
        <text:p text:style-name="P3">33 Assim recairá o sangue destes sobre a cabeça de Joabe e sobre a cabeça da sua descendência para sempre; mas a Davi, e à sua descendência, e à sua casa, e ao seu trono, Iavé dará paz para sempre.</text:p>
        <text:p text:style-name="P3">34 Então Benaías, filho de Jeoiada, subiu e, arremetendo contra Joabe, o matou. E foi sepultado em sua casa, no deserto.</text:p>
        <text:p text:style-name="P3">35 Em lugar dele o rei pôs a Benaías, filho de Jeoiada, sobre o exército; e a Zadoque, o sacerdote, pôs em lugar de Abiatar.</text:p>
        <text:p text:style-name="P3">36 Depois o rei mandou chamar a Simei e lhe disse: Edifica para ti uma casa em Jerusalém, habita aí, e daí não saias, nem para uma nem para outra parte.</text:p>
        <text:p text:style-name="P3">37 E fica sabendo que, no dia em que saíres e passares o ribeiro de Cedrom, de certo hás de morrer. O teu sangue será sobre a tua cabeça.</text:p>
        <text:p text:style-name="P3">38 Respondeu Simei ao rei: Boa é essa palavra; como tem dito o rei meu senhor, assim fará o teu servo. E Simei habitou em Jerusalém muitos dias.</text:p>
        <text:p text:style-name="P3">39 Sucedeu porém que, ao cabo de três anos, dois servos de Simei fugiram para Aquis, filho de Maacá, rei de Gate. E deram parte a Simei, dizendo: Eis que teus servos estão em Gate.</text:p>
        <text:p text:style-name="P3">40 Então Simei se levantou, albardou o seu jumento e foi a Gate ter com Aquis, em busca dos seus servos; assim foi Simei, e os trouxe de Gate.</text:p>
        <text:p text:style-name="P3">41 Disseram a Salomão que Simei fora de Jerusalém a Gate, e já havia voltado.</text:p>
        <text:p text:style-name="P3">42 Então o rei mandou chamar a Simei e lhe disse: Não te conjurei pel Iavé e não te protestei, dizendo: No dia em que saíres para qualquer parte, sabe de certo que hás de morrer? E tu me disseste: Boa é essa palavra que ouvi.</text:p>
        <text:p text:style-name="P3">43 Por que, então, não guardaste o juramento de Iavé, e a ordem que te dei?</text:p>
        <text:p text:style-name="P3">44 Disse-lhe mais: Bem sabes tu, e o teu coração reconhece toda a maldade que fizeste a Davi, meu pai; pelo que Iavé fará recair a tua maldade sobre a tua cabeça.</text:p>
        <text:p text:style-name="P3">45 Mas o rei Salomão será abençoado, e o trono de Davi será confirmado perante Iavé para sempre:</text:p>
        <text:p text:style-name="P3">46 E o rei deu ordem a Benaías, filho de Jeoiada, o qual saiu, e feriu a Simei, de modo que morreu. Assim foi confirmado o reino na mão de Salomão.</text:p>
      </text:section>
      <text:section text:style-name="Sect1" text:name="Seção260">
        <text:h text:style-name="P1" text:outline-level="2"><text:bookmark text:name="cap230"/>I REIS-[Capítulo 3]</text:h>
        <text:p text:style-name="P3">1 Ora, Salomão aparentou-se com Faraó, rei do Egito, pois tomou por mulher a filha dele; e a trouxe à cidade de Davi, até que acabasse de edificar a sua casa, e a casa de Iavé, e a muralha de Jerusalém em redor.</text:p>
        <text:p text:style-name="P3">2 Entretanto o povo oferecia sacrifícios sobre os altos, porque até aqueles dias ainda não se havia edificado casa ao nome de Iavé.</text:p>
        <text:p text:style-name="P3">3 E Salomão amava a Iavé, andando nos estatutos de Davi, seu pai; exceto que nos altos oferecia sacrifícios e queimava incenso.</text:p>
        <text:p text:style-name="P3"><text:soft-page-break/>4 Foi, pois, o rei a Gibeão para oferecer sacrifícios ali, porque aquele era o principal dentre os altos; mil holocaustos sacrificou Salomão naquele altar.</text:p>
        <text:p text:style-name="P3">5 Em Gibeão apareceu Iavé a Salomão de noite em sonhos, e disse-lhe: Pede o que queres que eu te dê.</text:p>
        <text:p text:style-name="P3">6 Respondeu Salomão: De grande benevolência usaste para com teu servo Dai, meu pai, porquanto ele andou diante de ti em verdade, em justiça, e em retidão de coração para contigo; e guardaste-lhe esta grande benevolência, e lhe deste um filho, que se assentasse no seu trono, como se vê neste dia.</text:p>
        <text:p text:style-name="P3">7 Agora, pois, Iavé meu Deus, tu fizeste reinar teu servo em lugar de Davi, meu pai. E eu sou apenas um menino pequeno; nao sei como sair, nem como entrar.</text:p>
        <text:p text:style-name="P3">8 Teu servo está no meio do teu povo que elegeste, povo grande, que nem se pode contar, nem numerar, pela sua multidão.</text:p>
        <text:p text:style-name="P3">9 Dá, pois, a teu servo um coração entendido para julgar o teu povo, para que prudentemente discirna entre o bem e o mal; porque, quem poderia julgar a este teu tão grande povo?</text:p>
        <text:p text:style-name="P3">10 E pareceu bem aos olhos de Iavé o ter Salomão pedido tal coisa.</text:p>
        <text:p text:style-name="P3">11 Pelo que Deus lhe disse: Porquanto pediste isso, e não pediste para ti muitos dias, nem riquezas, nem a vida de teus inimigos, mas pediste entendimento para discernires o que é justo,</text:p>
        <text:p text:style-name="P3">12 eis que faço segundo as tuas palavras. Eis que te dou um coração tão sábio e entendido, que antes de ti teu igual não houve, e depois de ti teu igual não se levantará.</text:p>
        <text:p text:style-name="P3">13 Também te dou o que não pediste, assim riquezas como glória; de modo que não haverá teu igual entre os reis, por todos os teus dias.</text:p>
        <text:p text:style-name="P3">14 E ainda, se andares nos meus caminhos, guardando os meus estatutos e os meus mandamentos, como andou Davi,</text:p>
        <text:p text:style-name="P3">15 Então Salomão acordou, e eis que era sonho. E, voltando ele a Jerusalém, pôs-se diante da arca do pacto de Iavé, sacrificou holocaustos e preparou sacrifícios pacíficos, e deu um banquete a todos os seus servos.</text:p>
        <text:p text:style-name="P3">16 Então vieram duas mulheres prostitutas ter com o rei, e se puseram diante dele.</text:p>
        <text:p text:style-name="P3">17 E disse-lhe uma das mulheres: Ah, meu senhor! eu e esta mulher moramos na mesma casa; e tive um filho, estando com ela naquela casa.</text:p>
        <text:p text:style-name="P3">18 E sucedeu que, no terceiro dia depois de meu parto, também esta mulher teve um filho. Estávamos juntas; nenhuma pessoa estranha estava conosco na casa; somente nós duas estávamos ali.</text:p>
        <text:p text:style-name="P3">19 Ora, durante a noite morreu o filho desta mulher, porquanto se deitara sobre ele.</text:p>
        <text:p text:style-name="P3">20 E ela se levantou no decorrer da noite, tirou do meu lado o meu filho, enquanto a tua serva dormia, e o deitou no seu seio, e a seu filho morto deitou-o no meu seio.</text:p>
        <text:p text:style-name="P3"><text:soft-page-break/>21 Quando me levantei pela manhã, para dar de mamar a meu filho, eis que estava morto; mas, atentando eu para ele à luz do dia, eis que não era o filho que me nascera.</text:p>
        <text:p text:style-name="P3">22 Então disse a outra mulher: Não, mas o vivo é meu filho, e teu filho o morto. Replicou a primeira: Não; o morto é teu filho, e meu filho o vivo. Assim falaram perante o rei.</text:p>
        <text:p text:style-name="P3">23 Então disse o rei: Esta diz : Este que vive é meu filho, e teu filho o morto; e esta outra diz: Não; o morto é teu filho, e meu filho o vivo.</text:p>
        <text:p text:style-name="P3">24 Disse mais o rei: Trazei-me uma espada. E trouxeram uma espada diante dele.</text:p>
        <text:p text:style-name="P3">25 E disse o rei: Dividi em duas partes o menino vivo, e dai a metade a uma, e metade a outra.</text:p>
        <text:p text:style-name="P3">26 Mas a mulher cujo filho era de suas entranhas se lhe enterneceram por seu filho, e disse: Ah, meu senhor! dai-lhe o menino vivo, e de modo nenhum o mateis. A outra, porém, disse: Não será meu, nem teu; dividi-o.</text:p>
        <text:p text:style-name="P3">27 Respondeu, então, o rei: Dai à primeira o menino vivo, e de modo nenhum o mateis; ela é sua mãe.</text:p>
        <text:p text:style-name="P3">28 E todo o Israel ouviu a sentença que o rei proferira, e temeu ao rei; porque viu que havia nele a sabedoria de Deus para fazer justiça.</text:p>
      </text:section>
      <text:section text:style-name="Sect1" text:name="Seção261">
        <text:h text:style-name="P1" text:outline-level="2"><text:bookmark text:name="cap237"/>I REIS-[Capítulo 4]</text:h>
        <text:p text:style-name="P3">1 Assim foi Salomão rei sobre todo o Israel.</text:p>
        <text:p text:style-name="P3">2 E estes eram os príncipes que tinha: Azarias, filho de Zadoque, era sacerdote;</text:p>
        <text:p text:style-name="P3">3 Eliorefe e Aías, filhos de Sisa, secretários; Jeosafá, filho de Ailude, cronista;</text:p>
        <text:p text:style-name="P3">4 Benaías, filho de Jeoiada, estava sobre o exército; Zadoque e Abiatar eram sacerdotes;</text:p>
        <text:p text:style-name="P3">5 Azarias, filho de Natã, estava sobre os intendentes; Zabude, filho de Natã, era o oficial-mor, amigo do rei;</text:p>
        <text:p text:style-name="P3">6 Aisar, o mordomo; e Adonirão, filho de Abda, estava sobre a gente de trabalhos forçados.</text:p>
        <text:p text:style-name="P3">7 Salomão tinha doze intendentes sobre todo o Israel, que proviam de mantimentos ao rei e à sua casa; e cada um tinha que prover mantimentos para um mês no ano.</text:p>
        <text:p text:style-name="P3">8 São estes os seus nomes: Bene-Hur, na região montanhosa de Efraim.</text:p>
        <text:p text:style-name="P3">9 Bene-Dequer, em Macaz, Saalabim, Bete-Semes e Elom-Bete-Hanã;</text:p>
        <text:p text:style-name="P3">10 Bene-Hesede, em Arubote; também este tinha Socó e toda a terra de Jefer;</text:p>
        <text:p text:style-name="P3">11 Bene-Abinadabe, em toda a região alta de Dor; tinha este a Tafate, filha de Salomão, por mulher;</text:p>
        <text:p text:style-name="P3">12 Baaná, filho de Ailude, em Taanaque e Megido, e em toda a Bete-Seã, que está junto a Zaretã, abaixo de Jizreel, desde Bete-Seã até Abel-Meolá, para além de Jocmeão;</text:p>
        <text:p text:style-name="P3"><text:soft-page-break/>13 o filho de Geber, em Ramote-Gileade; tinha este as aldeias de Jair, filho de Manassés, as quais estão em Gileade; também tinha a região de Argobe, o qual está em Basã, sessenta grandes cidades com muros e ferrolhos de bronze:</text:p>
        <text:p text:style-name="P3">14 Ainadabe, filho de Ido, em Maanaim;</text:p>
        <text:p text:style-name="P3">15 Aimaaz, em Naftali; também este tomou a Basemate, filha de Salomão, por mulher;</text:p>
        <text:p text:style-name="P3">16 Baaná, filho de Hasai, em Aser e em Alote;</text:p>
        <text:p text:style-name="P3">17 Jeosafá, filho de Paruá, em Issacar;</text:p>
        <text:p text:style-name="P3">18 Simei, filho de Elá, em Benjamim;</text:p>
        <text:p text:style-name="P3">19 Geber, filho de Uri, na terra de Gileade, a terra de Siom, rei dos amorreus, e de Ogue, rei de Basã; havia um só intendente naquela terra.</text:p>
        <text:p text:style-name="P3">20 Eram, pois, os de Judá e Israel numerosos, como a areia que está à beira do mar; e, comendo e bebendo, se alegravam.</text:p>
        <text:p text:style-name="P3">21 E dominava Salomão sobre todos os reinos, desde o rio até a terra dos filisteus e até o termo do Egito; eles pagavam tributo, e serviram a Salomão todos os dias da sua vida.</text:p>
        <text:p text:style-name="P3">22 O provimento diário de Salomão era de trinta coros de flor de farinha, e sessenta coros e farinha;</text:p>
        <text:p text:style-name="P3">23 dez bois cevados, vinte bois de pasto e cem ovelhas, afora os veados, gazelas, cabras montesas e aves cevadas.</text:p>
        <text:p text:style-name="P3">24 Pois dominava ele sobre toda a região e sobre todos os reis daquém do rio, desde Tifsa até Gaza; e tinha paz por todos os lados em redor.</text:p>
        <text:p text:style-name="P3">25 Judá e Israel habitavam seguros, desde Dã até Berseba, cada um debaixo da sua videira, e debaixo da sua figueira, por todos os dias de Salomão.</text:p>
        <text:p text:style-name="P3">26 Salomão tinha também quarenta mil manjedouras para os cavalos dos seus carros, e doze mil cavaleiros.</text:p>
        <text:p text:style-name="P3">27 Aqueles intendentes, pois, cada um no seu mês, proviam de mantimentos o rei Salomão e todos quantos se chegavam à sua mesa; coisa nenhuma deixavam faltar.</text:p>
        <text:p text:style-name="P3">28 Também traziam, cada um segundo seu cargo, a cevada e a palha para os cavalos e os ginetes, para o lugar em que estivessem.</text:p>
        <text:p text:style-name="P3">29 Ora, Deus deu a Salomão sabedoria, e muitíssimo entendimento, e conhecimentos múltiplos, como a areia que está na praia do mar.</text:p>
        <text:p text:style-name="P3">30 A sabedoria de Salomão era maior do que a de todos os do Oriente e do que toda a sabedoria dos egípcios.</text:p>
        <text:p text:style-name="P3">31 Era ele ainda mais sábio do que todos os homens, mais sábio do que Etã, o ezraíta, e do que Hemã, Calcol e Darda, filhos de Maol; e a sua fama correu por todas as nações em redor.</text:p>
        <text:p text:style-name="P3">32 Proferiu ele três mil provérbios, e foram os seus cânticos mil e cinco.</text:p>
        <text:p text:style-name="P3"><text:soft-page-break/>33 Dissertou a respeito das árvores, desde o cedro que está no Líbano até o hissopo que brota da parede; também dissertou sobre os animais, as aves, os répteis e os peixes.</text:p>
        <text:p text:style-name="P3">34 De todos os povos vinha gente para ouvir a sabedoria de Salomão, e da parte de todos os reis da terra que tinham ouvido da sua sabedoria.</text:p>
      </text:section>
      <text:section text:style-name="Sect1" text:name="Seção262">
        <text:h text:style-name="P1" text:outline-level="2"><text:bookmark text:name="cap238"/>I REIS-[Capítulo 5]</text:h>
        <text:p text:style-name="P3">1 Hirão, rei de Tiro, enviou os seus servos a Salomão, quando ouviu que o haviam ungido rei em lugar de seu pai; porquanto Hirão fora sempre muito amigo de Davi.</text:p>
        <text:p text:style-name="P3">2 Salomão, pois, mandou dizer a Hirão.</text:p>
        <text:p text:style-name="P3">3 Bem sabes tu que Davi, meu pai, não pôde edificar uma casa ao nome de Iavé seu Deus, por causa das guerras com que o cercaram, até que Iavé lhe pôs os inimigos debaixo dos seus pés.</text:p>
        <text:p text:style-name="P3">4 Agora, porém, Iavé meu Deus me tem dado descanso de todos os lados: adversário não há, nem calamidade alguma.</text:p>
        <text:p text:style-name="P3">5 Pretendo, pois, edificar uma casa ao nome de Iavé meu Deus, como <text:span text:style-name="T1">Iavé </text:span>falou a Davi, meu pai, dizendo: Teu filho, que porei em teu lugar no teu trono, ele edificará uma casa ao meu nome.</text:p>
        <text:p text:style-name="P3">6 Portanto, dá ordem agora que do Líbano me cortem cedros; os meus servos estarão com os teus servos; eu te pagarei o salário dos teus servos, conforme tudo o que disseres; porque tu sabes que entre nós ninguém há que saiba cortar madeira como os sidônios.</text:p>
        <text:p text:style-name="P3">7 Quando Hirão ouviu as palavras de Salomão, muito se alegrou, e disse: Bendito seja hoje Iavé, que deu a Davi um filho sábio sobre este tão grande povo.</text:p>
        <text:p text:style-name="P3">8 E Hirão mandou dizer a Salomão: Ouvi o que me mandaste dizer. Eu farei tudo quanto desejas acerca das madeiras de cedro e de cipreste.</text:p>
        <text:p text:style-name="P3">9 Os meus servos as levarão do Líbano até o mar, e farei conduzi-las em jangadas pelo mar até o lugar que me designares; ali as desamarrarei, e tu as receberás; também farás o meu desejo, dando sustento à minha casa.</text:p>
        <text:p text:style-name="P3">10 Assim dava Hirão a Salomão madeira de cedro e madeira de cipreste, conforme todo o seu desejo.</text:p>
        <text:p text:style-name="P3">11 E Salomão dava a Hirão vinte mil coros de trigo, para sustento da sua casa, e vinte, coros de azeite batido; isso fazia anualmente.</text:p>
        <text:p text:style-name="P3">12 Deu, pois, Iavé a Salomão sabedoria, como lhe tinha prometido. E houve paz entre Hirão e Salomão; e fizeram aliança entre si.</text:p>
        <text:p text:style-name="P3">13 Também e rei Salomão fez, dentre todo o Israel, uma leva de gente para trabalho forçado; e a leva se compunha de trinta mil homens.</text:p>
        <text:p text:style-name="P3">14 E os enviava ao Líbano por turnos, cada mês dez mil; um mês estavam no Líbano, e dois meses cada um em sua casa; e Adonirão estava sobre a leva.</text:p>
        <text:p text:style-name="P3"><text:soft-page-break/>15 Tinha também Salomão setenta mil que levavam as cargas, e oitenta mil que talhavam pedras nas montanhas,</text:p>
        <text:p text:style-name="P3">16 afora os mestres de obra que estavam sobre aquele serviço, três mil e trezentes, os quais davam as ordens aos trabalhadores.</text:p>
        <text:p text:style-name="P3">17 Por ordem do rei eles cortaram grandes pedras, de grande preço, para fundarem a casa em pedras lavradas.</text:p>
        <text:p text:style-name="P3">18 Lavraram-nas, pois, os edificadores de Salomão, e os de Hirão, e os gebalitas, e prepararam as madeiras e as pedras para edificar a casa.</text:p>
      </text:section>
      <text:section text:style-name="Sect1" text:name="Seção263">
        <text:h text:style-name="P1" text:outline-level="2"><text:bookmark text:name="cap239"/>I REIS-[Capítulo 6]</text:h>
        <text:p text:style-name="P3">1 Sucedeu, pois, que no ano quatrocentos e oitenta depois de saírem os filhos de Israel da terra do Egito, no quarto ano do reinado de Salomão sobre Israel, no mês de zive(entre abril/maio), que é o segundo mês, começou-se a edificar a casa de Iavé.</text:p>
        <text:p text:style-name="P3">2 Ora, a casa que e rei Salomão edificou a Iavé era de sessenta côvados de comprimento, vinte côvados de largura, e trinta côvados de altura.</text:p>
        <text:p text:style-name="P3">3 E o pórtico diante do templo da casa era de vinte côvados de comprimento, segundo a largura da casa, e de dez côvados de largura.</text:p>
        <text:p text:style-name="P3">4 E fez para a casa janelas de gelósias fixas.</text:p>
        <text:p text:style-name="P3">5 Edificou andares em torno da casa, contra a parede, tanto do templo como do oráculo, fazendo assim câmaras laterais ao seu redor.</text:p>
        <text:p text:style-name="P3">6 A câmara de baixo era de cinco côvados, a do meio de seis côvados, e a terceira de sete côvados de largura. E do lado de fora, ao redor da casa, fez pilastras de reforço, para que as vigas não se apoiassem nas paredes da casa.</text:p>
        <text:p text:style-name="P3">7 E edificava-se a casa com pedras lavradas na pedreira; de maneira que nem martelo, nem machado, nem qualquer outro instrumento de ferro se ouviu na casa enquanto estava sendo edificada.</text:p>
        <text:p text:style-name="P3">8 A porta para as câmaras laterais do meio estava à banda direita da casa; e por escadas espirais subia-se ao andar do meio, e deste ao terceiro.</text:p>
        <text:p text:style-name="P3">9 Assim, pois, edificou a casa, e a acabou, cobrindo-a com traves e pranchas de cedro.</text:p>
        <text:p text:style-name="P3">10 Também edificou os andares, contra toda a casa, de cinco côvados de altura, e os ligou à casa com madeira de cedro.</text:p>
        <text:p text:style-name="P3">11 Então veio a palavra de Iavé a Salomão, dizendo:</text:p>
        <text:p text:style-name="P3">12 Quanto a esta casa que tu estás edificando, se andares nos meus estatutos, e executares os meus preceitos, e guardares todos os meus mandamentos, andando neles, confirmarei para contigo a minha palavra, que falei a Davi, teu pai;</text:p>
        <text:p text:style-name="P3">13 e habitarei no meio dos filhos de Israel, e não desampararei o meu povo de Israel.</text:p>
        <text:p text:style-name="P3">14 Salomão, pois, edificou aquela casa, e a acabou.</text:p>
        <text:p text:style-name="P3"><text:soft-page-break/>15 Também cobriu as paredes da casa por dentro com tábuas de cedro; desde o soalho da casa até e teto, tudo cobriu com madeira por dentro; e cobriu o soalho da casa com tábuas de cipreste.</text:p>
        <text:p text:style-name="P3">16 A vinte côvados do fundo da casa fez de tábuas de cedro uma divisão, de altura igual à do teto; e por dentro a preparou para o oráculo, isto é, para a lugar santíssimo.</text:p>
        <text:p text:style-name="P3">17 E era a casa, isto é, o templo fronteiro ao oráculo, de quarenta côvados de comprido.</text:p>
        <text:p text:style-name="P3">18 O cedro da casa por dentro era lavrado de botões e flores abertas; tudo era cedro; pedra nenhuma se via.</text:p>
        <text:p text:style-name="P3">19 No meio da casa, na parte mais interior, preparou o oráculo, para pôr ali a arca do pacto de Iavé.</text:p>
        <text:p text:style-name="P3">20 E o oráculo era, por dentro, de vinte côvados de comprimento, vinte de largura e vinte de altura; e o cobriu de ouro puro. Também cobriu de cedro o altar.</text:p>
        <text:p text:style-name="P3">21 Salomão, pois, cobriu a casa por dentro de ouro puro; e estendeu cadeias de ouro diante do oráculo, que cobriu também de ouro.</text:p>
        <text:p text:style-name="P3">22 Assim cobriu inteiramente de ouro a casa toda; também cobriu de ouro todo oe altar doe oráculo.</text:p>
        <text:p text:style-name="P3">23 No oráculo fez dois querubins de madeira de oliveira, cada um com dez côvados de altura.</text:p>
        <text:p text:style-name="P3">24 Uma asa de um querubim era de cinco côvados, e a outra de cinco côvados; dez côvados havia desde a extremidade de uma das suas asas até a extremidade da outra.</text:p>
        <text:p text:style-name="P3">25 Assim era também o outro querubim; ambos os querubins eram da mesma medida e do mesmo talho.</text:p>
        <text:p text:style-name="P3">26 Um querubim tinha dez côvados de altura, e assim também o outro.</text:p>
        <text:p text:style-name="P3">27 E pôs os querubins na parte mais interior da casa. As asas dos querubins se estendiam de maneira que a asa de um tocava numa parede, e a do outro na outra parede, e as suas asas no meio da casa tocavam uma na outra.</text:p>
        <text:p text:style-name="P3">28 Também cobriu de ouro os querubins.</text:p>
        <text:p text:style-name="P3">29 Quanto a todas as paredes da casa em redor, entalhou-as de querubins, de palmas e de palmas abertas, tanto na parte mais interior como na mais exterior.</text:p>
        <text:p text:style-name="P3">30 Também cobriu de ouro o soalho da casa, de uma e de outra parte.</text:p>
        <text:p text:style-name="P3">31 E para a entrada do oráculo fez portas de madeira de oliveira; a verga com os umbrais faziam a quinta parte da parede.</text:p>
        <text:p text:style-name="P3">32 Assim fez as duas portas de madeira de oliveira; e entalhou-as de querubins, de palmas e de flores abertas, que cobriu de ouro também estendeu ouro sobre os querubins e sobre as palmas.</text:p>
        <text:p text:style-name="P3">33 Assim também fez para a porta do templo umbrais de madeira de oliveira, que constituíam a quarta parte da parede;</text:p>
        <text:p text:style-name="P3"><text:soft-page-break/>34 E eram as duas partes de madeira de cipreste; e as duas folhas duma porta eram dobradiças, como também as duas folhas da outra porta.</text:p>
        <text:p text:style-name="P3">35 E as lavrou de querubins, de palmas e de flores abertas; e as cobriu de ouro acomodado ao lavor.</text:p>
        <text:p text:style-name="P3">36 Também edificou o átrio interior de três ordens de pedras lavradas e de uma ordem de vigas de cedro.</text:p>
        <text:p text:style-name="P3">37 No quarto ano se pôs o fundamento da casa de Iavé, no mês de zive.</text:p>
        <text:p text:style-name="P3">38 E no undécimo ano, no mês de bul, que é o oitavo mês, se acabou esta casa com todas as suas dependências, e com tudo o que lhe convinha. Assim levou sete anos para edificá-la.</text:p>
      </text:section>
      <text:section text:style-name="Sect1" text:name="Seção264">
        <text:h text:style-name="P1" text:outline-level="2"><text:bookmark text:name="cap240"/>I REIS-[Capítulo 7]</text:h>
        <text:p text:style-name="P3">1 Salomão edificou também a sua casa, levando treze anos para acabá-la.</text:p>
        <text:p text:style-name="P3">2 Edificou ainda a casa do bosque de Líbano, de cem côvados de comprimento, cinqüenta de largura e trinta de altura, sobre quatro ordens de colunas de cedros, e vigas de cedro sobre as colunas.</text:p>
        <text:p text:style-name="P3">3 E por cima estava coberta de cedro sobre as câmaras, que estavam sobre quarenta e cinco colunas, quinze em cada ordem.</text:p>
        <text:p text:style-name="P3">4 E havia três ordens de janelas, e uma janela estava defronte da outra janela, em três fileiras.</text:p>
        <text:p text:style-name="P3">5 Todas as portas e esquadrias eram quadradas; e uma janela estava defronte da outra, em três fileiras.</text:p>
        <text:p text:style-name="P3">6 Depois fez um pórtico de colunas, de cinqüenta côvados de comprimento e trinta de largura; e defronte dele outro pórtico, com suas respectivas colunas e degraus.</text:p>
        <text:p text:style-name="P3">7 Também fez o pórtico para o trono onde julgava, isto é, o pórtico do juízo, o qual era coberto de cedro desde o soalho até o teto.</text:p>
        <text:p text:style-name="P3">8 E em sua casa, em que morava, havia outro átrio por dentro do pórtico, de obra semelhante à deste; também para a filha de Faraó, que ele tomara por mulher, fez uma casa semelhante àquele pórtico.</text:p>
        <text:p text:style-name="P3">9 Todas estas casas eram de pedras de grande preço, cortadas sob medida, tendo as suas faces por dentro e por fora serradas à serra; e isto desde o fundamento até as beiras do teto, e por fora até o grande átrio.</text:p>
        <text:p text:style-name="P3">10 Os fundamentos eram de pedras de grande preço, pedras grandes, de dez e de oito côvados,</text:p>
        <text:p text:style-name="P3">11 e por cima delas havia pedras de grande preço, lavradas sob medida, e madeira de cedro.</text:p>
        <text:p text:style-name="P3">12 O átrio grande tinha em redor três ordens de pedras lavradas, com uma ordem de vigas de cedro; assim era também o átrio interior da casa de Iavé e o pórtico da casa.</text:p>
        <text:p text:style-name="P3">13 O rei Salomão mandou trazer de Tiro a Hirão.</text:p>
        <text:p text:style-name="P3"><text:soft-page-break/>14 Era ele filho de uma viúva, da tribo de Naftali, e fora seu pai um homem de Tiro, que trabalhava em bronze; ele era cheio de sabedoria, de entendimento e de ciência para fazer toda sorte de obras de bronze. Este veio ter com o rei Salomão, e executou todas as suas obras.</text:p>
        <text:p text:style-name="P3">15 Formou as duas colunas de bronze; a altura de cada coluna era de dezoito côvados; e um fio de doze côvados era a medida da circunferência de cada uma das colunas;</text:p>
        <text:p text:style-name="P3">16 também fez dois capitéis de bronze fundido para pôr sobre o alto das colunas; de cinco côvados era a altura dum capitel, e de cinco côvados também a altura do outro.</text:p>
        <text:p text:style-name="P3">17 Havia redes de malha, e grinaldas entrelaçadas, para os capitéis que estavam sobre o alto das colunas: sete para um capitel e sete para o outro.</text:p>
        <text:p text:style-name="P3">18 Assim fez as colunas; e havia duas fileiras de romãs em redor sobre uma rede, para cobrir os capitéis que estavam sobre o alto das colunas; assim fez com um e outro capitel.</text:p>
        <text:p text:style-name="P3">19 Os capitéis que estavam sobre o alto das colunas, no pórtico, figuravam lírios, e eram de quatro covados.</text:p>
        <text:p text:style-name="P3">20 Os capitéis, pois, sobre as duas colunas estavam também justamente em cima do bojo que estava junto à rede; e havia duzentas romãs, em fileiras em redor, sobre um e outro capitel.</text:p>
        <text:p text:style-name="P3">21 Depois levantou as colunas no pórtico do templo; levantando a coluna direita, pôs-lhe o nome de Jaquim; e levantando a caluna esquerda, pôs-lhe o nome de Boaz.</text:p>
        <text:p text:style-name="P3">22 Sobre o alto das colunas estava a obra de lírios. E assim se acabou a obra das colunas.</text:p>
        <text:p text:style-name="P3">23 Fez também o mar de fundição; era redondo e media dez côvados duma borda à outra, cinco côvados de altura e trinta de circunferência.</text:p>
        <text:p text:style-name="P3">24 Por baixo da sua borda em redor havia betões que o cingiam, dez em cada côvado, cercando aquele mar em redor; duas eram as fileiras destes botões, fundidas juntamente com o mar.</text:p>
        <text:p text:style-name="P3">25 E firmava-se sobre doze bois, três dos quais olhavam para o norte, três para o ocidente, três para o sul e três para o oriente; e o mar descansava sobre eles, e as partes posteriores deles estavam para a banda de dentro.</text:p>
        <text:p text:style-name="P3">26 A sua grossura era de três polegadas, e a borda era como a de um copo, como flor de lírio; ele levava dois mil batos.</text:p>
        <text:p text:style-name="P3">27 Fez também as dez bases de bronze; cada uma tinha quatro côvados de comprimento, quatro de largura e três de altura.</text:p>
        <text:p text:style-name="P3">28 E a estrutura das bases era esta: tinham elas almofadas, as quais estavam entre as junturas;</text:p>
        <text:p text:style-name="P3">29 e sobre as almofadas que estavam entre as junturas havia leões, bois, e querubins, bem como os havia sobre as junturas em cima; e debaixo dos leões e dos bois havia grinaldas pendentes.</text:p>
        <text:p text:style-name="P3"><text:soft-page-break/>30 Cada base tinha quatro rodas de bronze, e eixos de bronze; e os seus quatro cantos tinham suportes; debaixo da pia estavam estes suportes de fundição, tendo eles grinaldas de cada lado.</text:p>
        <text:p text:style-name="P3">31 A sua boca, dentro da coroa, e em cima, era de um côvado; e era redonda segundo a obra dum pedestal, de côvado e meio; e também sobre a sua boca havia entalhes, e as suas almofadas eram quadradas, não redondas.</text:p>
        <text:p text:style-name="P3">32 As quatro rodas estavam debaixo das almofadas, e os seus eixos estavam na base; e era a altura de cada roda de côvado e meio.</text:p>
        <text:p text:style-name="P3">33 O feitio das rodas era como o de uma roda de carro; seus eixos, suas cambas, seus raios e seus cubos, todos eram fundidos.</text:p>
        <text:p text:style-name="P3">34 Havia quatro suportes aos quatro cantos de cada base, os quais faziam parte da própria base.</text:p>
        <text:p text:style-name="P3">35 No alto de cada base havia um cinto redondo, de meio côvado de altura; também sobre o topo de cada base havia esteios e almofadas que faziam parte dela.</text:p>
        <text:p text:style-name="P3">36 E nas placas dos seus esteios e nas suas almofadas lavrou querubins, leões e palmas, segundo o espaço que havia em cada uma, com grinaldas em redor.</text:p>
        <text:p text:style-name="P3">37 Deste modo fez as dez bases: todas com a mesma fundição, a mesma medida e o mesmo entalhe.</text:p>
        <text:p text:style-name="P3">38 Também fez dez pias de bronze; em cada uma cabiam quarenta batos, e cada pia era de quatro côvados; e cada uma delas estava sobre uma das dez bases.</text:p>
        <text:p text:style-name="P3">39 E pôs cinco bases à direita da casa, e cinco à esquerda; porém o mar pôs ao lado direito da casa para a banda do oriente, na direção do sul.</text:p>
        <text:p text:style-name="P3">40 Hirão fez também as caldeiras, as pás e as bacias; assim acabou de fazer toda a obra que executou para o rei Salomão, para a casa de Iavé,</text:p>
        <text:p text:style-name="P3">41 a saber: as duas colunas, os globos dos capitéis que estavam sobre o alto das colunas, e as duas redes para cobrir os dois globos dos capitéis que estavam sobre o alto das colunas,</text:p>
        <text:p text:style-name="P3">42 e as quatrocentas romãs para as duas redes, a saber, duas carreiras de romãs para cada rede, para cobrirem os dois globos dos capitéis que estavam em cima das colunas;</text:p>
        <text:p text:style-name="P3">43 as dez bases, e as dez pias sobre as bases;</text:p>
        <text:p text:style-name="P3">44 o mar, e os doze bois debaixo do mesmo;</text:p>
        <text:p text:style-name="P3">45 as caldeiras, as pás e as bacias; todos estes objetos que Hirão fez para o rei Salomão, para a casa de Iavé, eram de bronze polido.</text:p>
        <text:p text:style-name="P3">46 O rei os fez fundir na planície do Jordão, num terreno argiloso que havia entre Sucote e Zaretã.</text:p>
        <text:p text:style-name="P3">47 E Salomão deixou de pesar esses objetos devido ao seu excessivo número; não se averiguou o peso do bronze.</text:p>
        <text:p text:style-name="P3">48 Também fez Salomão todos os utensílios para a casa de Iavé: o altar de ouro, e a mesa de ouro, sobre a qual estavam os pães da proposição;</text:p>
        <text:p text:style-name="P3"><text:soft-page-break/>49 os castiçais, cinco à direita e cinco esquerda, diante do oráculo, de ouro puro; as flores, as lâmpadas e as tenazes, também de ouro;</text:p>
        <text:p text:style-name="P3">50 e as taças, as espevitadeiras, as bacias, as colheres e os braseiros, de ouro puro; e os gonzos para as portas da casa interior, para o lugar santíssimo, e os das portas da casa, isto é, do templo, também de ouro.</text:p>
        <text:p text:style-name="P3">51 Assim se acabou toda a obra que o rei Salomão fez para a casa de Iavé. Então trouxe Salomão as coisas que seu pai Davi tinha consagrado, a saber, a prata, o ouro e os vasos; e os depositou nos tesouros da casa <text:span text:style-name="T1">Iavé</text:span>.</text:p>
      </text:section>
      <text:section text:style-name="Sect1" text:name="Seção265">
        <text:h text:style-name="P1" text:outline-level="2"><text:bookmark text:name="cap247"/>I REIS-[Capítulo 8]</text:h>
        <text:p text:style-name="P3">1 Então congregou Salomão diante de si em Jerusalém os anciãos de Israel, e todos os cabeças das tribos, os chefes das casas paternas, dentre os filhos de Israel, para fazerem subir da cidade de Davi, que é Sião, a arca do pacto de Iavé:</text:p>
        <text:p text:style-name="P3">2 De maneira que todos os homens de Israel se congregaram ao rei Salomão, na ocasião da festa, no mês de etanim(Setembro/Outubro), que é o sétimo mes.</text:p>
        <text:p text:style-name="P3">3 E tendo chegado todos os anciãos de Israel, os sacerdotes alçaram a arca;</text:p>
        <text:p text:style-name="P3">4 e trouxeram para cima a arca de Iavé, e a tenda da revelação, juntamente com todos os utensílios sagrados que havia na tenda; foram os sacerdotes e os levitas que os trouxeram para cima.</text:p>
        <text:p text:style-name="P3">5 E o rei Salomão, e toda a congregação de Israel, que se ajuntara diante dele, estavam diante da arca, sacrificando ovelhas e bois, os quais não se podiam contar nem numerar, pela sua multidão.</text:p>
        <text:p text:style-name="P3">6 E os sacerdotes introduziram a arca do pacto de Iavé no seu lugar, no oráculo da casa, no lugar santíssimo, debaixo das asas dos querubins.</text:p>
        <text:p text:style-name="P3">7 Pois os querubins estendiam ambas as asas sobre o lugar da arca, e cobriam por cima a arca e os seus varais.</text:p>
        <text:p text:style-name="P3">8 Os varais sobressaíam tanto que as suas pontas se viam desde o santuário diante do oráculo, porém de fora não se viam; e ali estão até o dia de hoje.</text:p>
        <text:p text:style-name="P3">9 Nada havia na arca, senão as duas tábuas de pedra, que Moisés ali pusera, junto a Horebe, quando Iavé, fez u pacto com os filhos de Israel, ao sairem eles da terra do Egito.</text:p>
        <text:p text:style-name="P3">10 E sucedeu que, saindo os sacerdotes do santuário, uma nuvem encheu a casa de Iavé;</text:p>
        <text:p text:style-name="P3">11 de modo que os sacerdotes não podiam pôr-se de pé para ministrarem, por causa da nuvem; porque a glória de Iavé enchera a casa de Iavé.</text:p>
        <text:p text:style-name="P3">12 Então falou Salomão: Iavé disse que habitaria na escuridão.</text:p>
        <text:p text:style-name="P3">13 Certamente te edifiquei uma casa para morada, assento para a tua eterna habitação.</text:p>
        <text:p text:style-name="P3">14 Então o rei virou o rosto, e abençoou toda a congregação de Israel; e toda a congregação ficou em pe.</text:p>
        <text:p text:style-name="P3"><text:soft-page-break/>15 E disse Salomão: Bendito seja e Senhor, Deus de Israel, que falou pela sua boca a Davi, meu pai, e pela sua mão cumpriu a palavra que disse:</text:p>
        <text:p text:style-name="P3">16 Desde o dia em que eu tirei do Egito o meu povo Israel, não escolhi cidade alguma de todas as tribos de Israel para se edificar ali uma casa em que estivesse o meu nome; porém escolhi a Davi, para que presidisse sobre o meu povo Israel.</text:p>
        <text:p text:style-name="P3">17 Ora, Davi, meu pai, propusera em seu coração edificar uma casa ao nome de Senhor, Deus de Israel.</text:p>
        <text:p text:style-name="P3">18 Mas Iavé disse a Davi, meu pai: Quanto ao teres proposto no teu coração o edificar casa ao meu nome, bem fizeste em o propor no teu coração.</text:p>
        <text:p text:style-name="P3">19 Todavia, tu não edificarás a casa; porém teu filho, que sair de teus lombos, esse edificará a casa ao meu nome.</text:p>
        <text:p text:style-name="P3">20 E Iavé cumpriu a palavra que falou; porque me levantei em lugar de Davi, meu pai, e me assentei no trono de Israel, como falou Iavé, e edifiquei uma casa, ao nome de Iavé, Deus de Israel.</text:p>
        <text:p text:style-name="P3">21 E ali constituí lugar para a arca em que está o pacto de Iavé, que ele fez com nossos pais quando os tirou da terra de Egito.</text:p>
        <text:p text:style-name="P3">22 Depois Salomão se pôs diante do altar de Iavé, em frente de toda a congregação de Israel e, estendendo as mãos para os céus,</text:p>
        <text:p text:style-name="P3">23 disse: Ó Iavé, Deus de Israel, não há Deus como tu, em cima no céu nem em baixo na terra, que guardas o pacto e a benevolência para com os teus servos que andam diante de ti com inteireza de coração;</text:p>
        <text:p text:style-name="P3">24 que cumpriste com teu servo Davi, meu pai, o que lhe prometeste; porque com a tua boca o disseste, e com a tua mão o cumpriste, como neste dia se vê.</text:p>
        <text:p text:style-name="P3">25 Agora, pois, Iavé, Deus de Israel, faz a teu servo Davi, meu pai, o que lhe prometeste ao dizeres: Não te faltará diante de mim sucessor, que se assente no trono de Israel; contanto que teus filhos guardem o seu caminho, para andarem diante e mim como tu andaste.</text:p>
        <text:p text:style-name="P3">26 Agora também, ó Deus de Israel, cumpra-se a tua palavra, que disseste a teu servo Davi, meu pai.</text:p>
        <text:p text:style-name="P3">27 Mas, na verdade, habitaria Deus na terra? Eis que o céu, e até o céu dos céus, não te podem conter; quanto menos esta casa que edifiquei!</text:p>
        <text:p text:style-name="P3">28 Contudo atende à oração de teu servo, e à sua súplica, Iavé meu Deus, para ouvires o clamor e a oração que o teu servo hoje faz diante de ti;</text:p>
        <text:p text:style-name="P3">29 para que os teus olhos estejam abertos noite e dia sobre esta casa, sobre este lugar, do qual disseste: O meu nome estará ali; para ouvires a oração que o teu servo fizer, voltado para este lugar.</text:p>
        <text:p text:style-name="P3">30 Ouve, pois, a súplica do teu servo, e do teu povo Israel, quando orarem voltados para este lugar. Sim, ouve tu do lugar da tua habitação no céu; ouve, e perdoa.</text:p>
        <text:p text:style-name="P3">31 Se alguém pecar contra o seu próximo e lhe for exigido que jure, e ele vier jurar diante do teu altar nesta casa,</text:p>
        <text:p text:style-name="P3"><text:soft-page-break/>32 ouve então do céu, age, e julga os teus servos; condena ao culpado, fazendo recair sobre a sua cabeça e seu proceder, e justifica ao reto, retribuindo-lhe segundo a sua retidão.</text:p>
        <text:p text:style-name="P3">33 Quando o teu povo Israel for derrotado diante do inimigo, por ter pecado contra ti; se eles voltarem a ti, e confessarem o teu nome, e orarem e fizerem súplicas a ti nesta casa,</text:p>
        <text:p text:style-name="P3">34 ouve então do céu, e perdoa a pecado do teu povo Israel, e torna a levá-lo à terra que deste a seus pais.</text:p>
        <text:p text:style-name="P3">35 Quando o céu se fechar e não houver chuva, por terem pecado contra ti, e orarem, voltados para este lugar, e confessarem o teu nome, e se converterem dos seus pecados, quando tu os afligires,</text:p>
        <text:p text:style-name="P3">36 ouve então do céu, e perdoa o pecado dos teus servos e do teu povo Israel, ensinando-lhes o bom caminho em que devem andar; e envia chuva sobre a tua terra que deste ao teu povo em herança.</text:p>
        <text:p text:style-name="P3">37 Se houver na terra fome ou peste, se houver crestamento ou ferrugem, gafanhotos ou lagarta; se o seu inimigo os cercar na terra das suas cidades; seja qual for a praga ou doença que houver;</text:p>
        <text:p text:style-name="P3">38 toda oração, toda súplica que qualquer homem ou todo o teu povo Israel fizer, conhecendo cada um a chaga do seu coração, e estendendo as suas mãos para esta casa,</text:p>
        <text:p text:style-name="P3">39 ouve então do céu, lugar da tua habitação, perdoa, e age, retribuindo a cada um conforme todos os seus caminhos, segundo vires o seu coração (pois tu, só tu conheces o coração de todos os filhos dos homens);</text:p>
        <text:p text:style-name="P3">40 para que te temam todos os dias que viverem na terra que deste a nossos pais.</text:p>
        <text:p text:style-name="P3">41 Também quando o estrangeiro, que não é do teu povo Israel, vier de terras remotas por amor do teu nome</text:p>
        <text:p text:style-name="P3">42 (porque ouvirão do teu grande nome, e da tua forte mão, e do teu braço estendido), quando vier orar voltado para esta casa,</text:p>
        <text:p text:style-name="P3">43 ouve do céu, lugar da tua habitação, e faze conforme tudo o que o estrangeiro a ti clamar, a fim de que todos os povos da terra conheçam o teu nome, e te temam como o teu povo Israel, e saibam que pelo teu nome é chamada esta casa que edifiquei.</text:p>
        <text:p text:style-name="P3">44 Quando o teu povo sair à guerra contra os seus inimigos, seja qual for o caminho por que os enviares, e orarem a Iavé, voltados para a cidade que escolheste, e para a casa que edifiquei ao teu nome,</text:p>
        <text:p text:style-name="P3">45 ouve então do céu a sua oração e a sua súplica, e defende a sua causa.</text:p>
        <text:p text:style-name="P3">46 Quando pecarem contra ti (pois não há homem que não peque), e tu te indignares contra eles, e os entregares ao inimigo, de modo que os levem em cativeiro para a terra inimiga, longínqua ou próxima;</text:p>
        <text:p text:style-name="P3"><text:soft-page-break/>47 se na terra aonde forem levados em cativeiro caírem em si, e se converterem, e na terra do seu cativeiro te suplicarem, dizendo: Pecamos e procedemos perversamente, cometemos iniqüidade;</text:p>
        <text:p text:style-name="P3">48 se voltarem a ti de todo o seu coração e de toda a sua alma, na terra de seus inimigos que os tenham levado em cativeiro, e orarem a ti, voltados para a sua terra, que deste a seus pais, para a cidade que escolheste, e para a casa que edifiquei ao teu nome,</text:p>
        <text:p text:style-name="P3">49 ouve então do céu, lugar da tua habitação, a sua oração e a sua súplica, e defende a sua causa;</text:p>
        <text:p text:style-name="P3">50 perdoa ao teu povo que houver pecado contra ti, perdoa todas as transgressões que houverem cometido contra ti, e dá-lhes alcançar misericórdia da parte dos que os levarem cativos, para que se compadeçam deles;</text:p>
        <text:p text:style-name="P3">51 porque são o teu povo e a tua herança, que tiraste da terra do Egito, do meio da fornalha de ferro.</text:p>
        <text:p text:style-name="P3">52 Estejam abertos os teus olhos à súplica do teu servo e à súplica do teu povo Israel, a fim de os ouvires sempre que clamarem a ti.</text:p>
        <text:p text:style-name="P3">53 Pois tu, ó <text:s/>Iavé, os separaste dentre todos os povos da terra, para serem a tua herança como falaste por intermédio de Moisés, teu servo, quando tiraste do Egito nossos pais.</text:p>
        <text:p text:style-name="P3">54 Sucedeu pois que, acabando Salomão de fazer a Iavé esta oração e esta súplica, estando de joelhos e com as mãos estendidas para o céu, se levantou de diante do altar de Iavé,</text:p>
        <text:p text:style-name="P3">55 pôs-se em pé, e abençoou em alta voz a toda a congregação de Israel, dizendo:</text:p>
        <text:p text:style-name="P3">56 Bendito seja Iavé, que deu repouso ao seu povo Israel, segundo tudo o que disse; não falhou nem sequer uma de todas as boas palavras que falou por intermédio de Moisés, seu servo.</text:p>
        <text:p text:style-name="P3">57 Iavé nosso Deus seja conosco, como foi com nossos pais; não nos deixe, nem nos abandone;</text:p>
        <text:p text:style-name="P3">58 mas incline a si os nossos corações, a fim de andarmos em todos os seus caminhos, e guardarmos os seus mandamentos, e os seus estatutos, e os seus preceitos, que ordenou a nossos pais.</text:p>
        <text:p text:style-name="P3">59 E que estas minhas palavras, com que supliquei perante Iavé, estejam perto, diante de Iavé nosso Deus, de dia e de noite, para que defenda ele a causa do seu servo e a causa do seu povo Israel, como cada dia o exigir,</text:p>
        <text:p text:style-name="P3">60 para que todos os povos da terra, saibam que Iavé é Deus, e que não há outro.</text:p>
        <text:p text:style-name="P3">61 E seja o vosso coração perfeito para com Iavé nosso Deus, para andardes nos seus estatutos, e guardardes os seus mandamentos, como hoje o fazeis.</text:p>
        <text:p text:style-name="P3">62 Então o rei e todo o Israel com ele ofereceram sacrifícios perante Iavé.</text:p>
        <text:p text:style-name="P3">63 Ora, Salomão deu, para o sacrifício pacífico que ofereceu a Iavé, vinte e dois mil bois e cento e vinte mil ovelhas. Assim o rei e todos os filhos de Israel consagraram a casa de Iavé.</text:p>
        <text:p text:style-name="P3"><text:soft-page-break/>64 No mesmo dia o rei santificou o meio do átrio que estava diante da casa de Iavé; porquanto ali ofereceu o holocausto, a oferta de cereais e a gordura das ofertas pacíficas, porque o altar de bronze que está diante de Iavé era muito pequeno para nele caberem o holocausto, a oferta de cereais, e a gordura das ofertas pacíficas.</text:p>
        <text:p text:style-name="P3">65 No mesmo tempo celebrou Salomão a festa, e todo o Israel com ele, uma grande congregação, vinda desde a entrada de Hamate e desde o rio do Egito, perante a facede Iavé nosso Deus, por sete dias, e mais sete dias (catorze dias ao todo).</text:p>
        <text:p text:style-name="P3">66 E no oitavo dia despediu o povo, e todos bendisseram ao rei; então se foram às suas tendas, alegres e de coração contente, por causa de todo o bem que Iavé fizera a Davi seu servo, e a Israel seu povo.</text:p>
      </text:section>
      <text:section text:style-name="Sect1" text:name="Seção266">
        <text:h text:style-name="P1" text:outline-level="2"><text:bookmark text:name="cap248"/>I REIS-[Capítulo 9]</text:h>
        <text:p text:style-name="P3">1 Sucedera pois que, tendo Salomão acabado de edificar a casa de Iavé, e a casa do rei, e tudo quanto lhe aprouve fazer,</text:p>
        <text:p text:style-name="P3">2 apareceu-lhe Iavé segunda vez, como lhe tinha aparecido em Gibeão.</text:p>
        <text:p text:style-name="P3">3 E Iavé lhe disse: Ouvi a tua oração e a tua súplica, que fizeste perante mim; santifiquei esta casa que edificaste, a fim de pôr ali o meu nome para sempre; e os meus olhos e o meu coração estarão ali todos os dias.</text:p>
        <text:p text:style-name="P3">4 Ora, se tu andares perante mim como andou Davi, teu pai, com inteireza de coração e com equidade, fazendo conforme tudo o que te ordenei, e guardando os meus estatutos e as minhas ordenanças,</text:p>
        <text:p text:style-name="P3">5 então confirmarei o trono de teu reino sobre Israel para sempre, como prometi a teu pai Davi, dizendo: Não te faltará varão sobre o trono de Israel.</text:p>
        <text:p text:style-name="P3">6 Se, porém, vós e vossos filhos de qualquer maneira vos desviardes e não me seguirdes, nem guardardes os meus mandamentos e os meus estatutos, que vos tenho proposto, mas fordes, e servirdes a outros deuses, curvando-vos perante eles,</text:p>
        <text:p text:style-name="P3">7 então exterminarei a Israel da terra que lhe dei; e a esta casa, que santifiquei a meu nome, lançarei longe da minha presença, e Israel será por provérbio e motejo entre todos os povos.</text:p>
        <text:p text:style-name="P3">8 E desta casa, que é tão exaltada, todo aquele que por ela passar pasmará e assobiará, e dirá: Por que fez Iavé assim a esta terra e a esta casa?</text:p>
        <text:p text:style-name="P3">9 E lhe responderão: E porque deixaram a Iavé seu Deus, que tirou da terra do Egito a seus pais, e se apegaram a deuses alheios, e perante eles se encurvaram, e os serviram; por isso Iavé trouxe sobre eles todo este mal.</text:p>
        <text:p text:style-name="P3">10 Ao fim dos vinte anos em que Salomão edificara as duas casas, a casa de Iavé e a casa do rei,</text:p>
        <text:p text:style-name="P3">11 como Hirão, rei de Tiro, trouxera a Salomão madeira de cedro e de cipreste, e ouro segundo todo o seu desejo, deu o rei Salomão a Hirão vinte cidades na terra da Galiléia.</text:p>
        <text:p text:style-name="P3">12 Hirão, pois, saiu de Tiro para ver as cidades que Salomão lhe dera; porém não lhe agradaram.</text:p>
        <text:p text:style-name="P3"><text:soft-page-break/>13 Pelo que disse: Que cidades são estas que me deste, irmão meu? De sorte que são chamadas até hoje terra de Cabul.</text:p>
        <text:p text:style-name="P3">14 Hirão enviara ao rei cento e vinte talentos de ouro.</text:p>
        <text:p text:style-name="P3">15 A razão da leva de gente para trabalho forçado que o rei Salomão fez é esta: edificar a casa de Iavé e a sua própria casa, e Milo, e o muro de Jerusalém, como também Hazor, e Megido, e Gezer.</text:p>
        <text:p text:style-name="P3">16 Pois Faraó, rei do Egito, tendo subido, tomara a Gezer e a queimara a fogo, e matando os cananeus que moravam na cidade, dera-a em dote a sua filha, mulher de Salomão.</text:p>
        <text:p text:style-name="P3">17 Salomão edificou Gezer, Bete-Horom a baixa,</text:p>
        <text:p text:style-name="P3">18 Baalate, Tamar no deserto daquela terra,</text:p>
        <text:p text:style-name="P3">19 como também todas as cidades-armazéns que Salomão tinha, as cidades dos carros as cidades dos cavaleiros, e tudo o que Salomão quis edificar em Jerusalém, no Líbano, e em toda a terra de seu domínio.</text:p>
        <text:p text:style-name="P3">20 Quanto a todo o povo que restou dos amorreus, dos heteus, dos perizeus, dos heveus e dos jebuseus, que não eram dos filhos de Israel,</text:p>
        <text:p text:style-name="P3">21 a seus filhos, que restaram depois deles na terra, os quais os filhos de Israel não puderam destruir totalmente, Salomão lhes impôs tributo de trabalho forçado, até hoje.</text:p>
        <text:p text:style-name="P3">22 Mas dos filhos de Israel não fez Salomão escravo algum; porém eram homens de guerra, e seus servos, e seus príncipes, e seus capitães, e chefes dos seus carros e dos seus cavaleiros.</text:p>
        <text:p text:style-name="P3">23 Estes eram os chefes dos oficiais que estavam sobre a obra de Salomão, quinhentos e cinqüenta, que davam ordens ao povo que trabalhava na obra.</text:p>
        <text:p text:style-name="P3">24 Subiu, porém, a filha de Faraó da cidade de Davi à sua casa, que Salomão lhe edificara; então ele edificou Milo.</text:p>
        <text:p text:style-name="P3">25 E Salomão oferecia três vezes por ano holocaustos e ofertas pacíficas sobre a altar que edificara a Iavé, queimando com eles incenso sobre o altar que estava perante Iavé, depois que acabou de edificar a casa.</text:p>
        <text:p text:style-name="P3">26 Também o rei Salomão fez uma frota em Eziom-Geber, que está junto a Elote, na praia do Mar Vermelho, na terra de Edom.</text:p>
        <text:p text:style-name="P3">27 Hirão mandou com aquela frota, em companhia dos servos de Salomão, os seus próprios servos, marinheiros que conheciam o mar;</text:p>
        <text:p text:style-name="P3">28 os quais foram a Ofir, e tomaram de lá quatrocentos e vinte talentos de ouro, que trouxeram ao rei Salomão.</text:p>
      </text:section>
      <text:section text:style-name="Sect1" text:name="Seção267">
        <text:h text:style-name="P1" text:outline-level="2"><text:bookmark text:name="cap249"/>I REIS-[Capítulo 10]</text:h>
        <text:p text:style-name="P3">1 Tendo a rainha de Sabá ouvido da fama de Salomão, no que concerne ao nome de Iavé, veio prová-lo por enigmas.</text:p>
        <text:p text:style-name="P3"><text:soft-page-break/>2 E chegou a Jerusalém com uma grande comitiva, com camelos carregados de especiarias, e muitíssimo ouro, e pedras preciosas; e, tendo-se apresentado a Salomão, conversou com ele acerca de tudo o que tinha ne coração.</text:p>
        <text:p text:style-name="P3">3 E Salomão lhe deu resposta a todas as suas perguntas; não houve nada que o rei não lhe soubesse explicar.</text:p>
        <text:p text:style-name="P3">4 Vendo, pois, a rainha de Sabá toda a sabedoria de Salomão, a casa que edificara,</text:p>
        <text:p text:style-name="P3">5 as iguarias da sua mesa, o assentar dos seus oficiais, as funções e os trajes dos seus servos, e os seus copeiros, e os holocaustos que ele oferecia na casa de Iavé, ficou estupefata,</text:p>
        <text:p text:style-name="P3">6 e disse ao rei: Era verdade o que ouvi na minha terra, acerca des teus feitos e da tua sabedoria.</text:p>
        <text:p text:style-name="P3">7 Contudo eu não o acreditava, até que vim e os meus olhos o viram. Eis que não me disseram metade; sobrepujaste em sabedoria e bens a fama que ouvi.</text:p>
        <text:p text:style-name="P3">8 Bem-aventurados os teus homens! Bem-aventuradas estes teus servos, que estão sempre diante de ti, que ouvem a tua sabedoria!</text:p>
        <text:p text:style-name="P3">9 Bendito seja Iavé seu Deus, que se agradou de ti e te colocou no trono de Israel! Porquanto Iavé amou Israel para sempre, por isso te estabeleceu rei, para executares juízo e justiça.</text:p>
        <text:p text:style-name="P3">10 E deu ela ao rei cento e vinte talentos de ouro, especiarias em grande quantidade e pedras preciosas; nunca mais apareceu tamanha abundância de especiarias como a que a rainha de Sabá deu ao rei Salomão.</text:p>
        <text:p text:style-name="P3">11 Também a frota de Hirão, que de Ofir trazia ouro, trouxe dali madeira de almugue em quantidade, e pedras preciosas.</text:p>
        <text:p text:style-name="P3">12 Desta madeira de almugue fez e rei balaústres para a casa de Iavé, e para a casa de rei, como também harpas e alaúdes para os cantores; não se trouxe nem se viu mais tal madeira de almugue, até o dia de hoje.</text:p>
        <text:p text:style-name="P3">13 E o rei salomão deu à rainha de Sabà tudo o que ela desejou, tudo quanto pediu, além de que lhe dera espontaneamente, da sua munificência real. Então voltou e foi para a sua terra, ela e os seus servos.</text:p>
        <text:p text:style-name="P3">14 Ora, o peso do ouro que se trazia a Salomão cada ano era de seiscentos e sessenta e seis talentos de ouro,</text:p>
        <text:p text:style-name="P3">15 além do que vinha dos vendedores ambulantes, e do tráfico dos negociantes, e de todos os reis da Arábia, e dos governadores do país.</text:p>
        <text:p text:style-name="P3">16 Também o rei Salomão fez duzentos paveses de ouro batido; de seiscentos siclos de ouro mandou fazer cada pavês;</text:p>
        <text:p text:style-name="P3">17 do mesmo modo fez também trezentos escudos de ouro batido; de três minas de auro mandou fazer cada escudo. Então e rei os pôs na casa do bosque de Líbano.</text:p>
        <text:p text:style-name="P3">18 Fez mais o rei um grande trono de marfim, e o revestiu de ouro puríssimo.</text:p>
        <text:p text:style-name="P3">19 Tinha o trono seis degraus, e o alto do trono era redondo pelo espaldar; de ambos os lados tinha braços junto ao assento, e dois leões em pé junto aos braços.</text:p>
        <text:p text:style-name="P3"><text:soft-page-break/>20 E sobre os seis degraus havia doze leões de ambos os lados; outro tal não se fizera em reino algum.</text:p>
        <text:p text:style-name="P3">21 Também todos os vasos de beber de rei Salomão eram de ouro, e todos os vasos da casa do bosque do Líbano eram de ouro puro; não havia nenhum de prata, porque nos dias de Salomão a prata não tinha estimação alguma.</text:p>
        <text:p text:style-name="P3">22 Porque o rei tinha no mar uma frota de Társis, com a de Hirão; de três em três anos a frota de Társis voltava, trazendo ouro e prata, marfim, bugios e pavões.</text:p>
        <text:p text:style-name="P3">23 Assim o rei Salomão excedeu a todos os reis da terra, tanto em riquezas como em sabedoria.</text:p>
        <text:p text:style-name="P3">24 E toda a terra buscava a presença de Salomão para ouvir a sabedoria que Deus lhe tinha posto no coração.</text:p>
        <text:p text:style-name="P3">25 Cada um trazia seu presente, vasos de prata, vasos de ouro, vestidos, armaduras, especiarias, cavalos e mulas; isso faziam cada ano.</text:p>
        <text:p text:style-name="P3">26 Também ajuntou Salomão carros e cavaleiros, de sorte que tinha mil e quatrocentos carros e doze mil cavaleiros, e os distribuiu pelas cidades dos carros, e junto ao rei em Jerusalém.</text:p>
        <text:p text:style-name="P3">27 E o rei tornou a prata tão comum em Jerusalém como as pedras, e os cedros tantos em abundância como os sicômoros que há pelas campinas.</text:p>
        <text:p text:style-name="P3">28 Os cavalos que Salomão tinha eram trazidos do Egito e de Coa; os mercadores do rei os recebiam de Coa por preço determinado.</text:p>
        <text:p text:style-name="P3">29 E subia e saía um carro do Egito por seiscentos siclos de prata, e um cavalo por cento e cinqüenta; e assim, por intermédio desses mercadores, eram exportados para todos os reis dos heteus e para os reis da Síria.</text:p>
      </text:section>
      <text:section text:style-name="Sect1" text:name="Seção268">
        <text:h text:style-name="P1" text:outline-level="2"><text:bookmark text:name="cap250"/>I REIS-[Capítulo 11]</text:h>
        <text:p text:style-name="P3">1 Ora, o rei Salomão amou muitas mulheres estrangeiras, além da filha de Faraó: moabitas, amonitas, edomitas, sidônias e heteias,</text:p>
        <text:p text:style-name="P3">2 das nações de que Iavé dissera aos filhos de Israel: Não ireis para elas, nem elas virão para vós; doutra maneira perverterão o vosso coração para seguirdes os seus deuses. A estas se apegou Salomão, levado pelo amor.</text:p>
        <text:p text:style-name="P3">3 Tinha ele setecentas mulheres, princesas, e trezentas concubinas; e suas mulheres lhe perverteram o coração.</text:p>
        <text:p text:style-name="P3">4 Pois sucedeu que, no tempo da velhice de Salomão, suas mulheres lhe perverteram o coração para seguir outros deuses; e e seu coração já não era perfeito para com Iavé seu Deus, como fora o de Davi, seu pai;</text:p>
        <text:p text:style-name="P3">5 Salomão seguiu a Astarete, deusa dos sidônios, e a Milcom, abominação dos amonitas.</text:p>
        <text:p text:style-name="P3">6 Assim fez Salomão o que era mau aos olhos de Iavé, e não perseverou em seguir, como fizera Davi, seu pai.</text:p>
        <text:p text:style-name="P3"><text:soft-page-break/>7 Nesse tempo edificou Salomão um alto a Quemós, abominação dos moabitas, sobre e monte que está diante de Jerusalém, e a Moleque, abominação dos amonitas.</text:p>
        <text:p text:style-name="P3">8 E assim fez para todas as suas mulheres estrangeiras, as quais queimavam incenso e ofereciam sacrifícios a seus deuses.</text:p>
        <text:p text:style-name="P3">9 Pelo que Iavé se indignou contra Salomão, porquanto e seu coração se desviarade Iavé Deus de Israel, o qual duas vezes lhe aparecera,</text:p>
        <text:p text:style-name="P3">10 e lhe ordenara expressamente que não seguisse a outros deuses. Ele, porém, não guardou o que Iavé lhe ordenara.</text:p>
        <text:p text:style-name="P3">11 Disse, pois, Iavé a Salomão: Porquanto houve isto em ti, que não guardaste a meu pacto e os meus estatutos que te ordenei, certamente rasgarei de ti este reino, e o darei a teu servo.</text:p>
        <text:p text:style-name="P3">12 Contudo não o farei nos teus dias, por amor de Davi, teu pai; da mão de teu filho o rasgarei.</text:p>
        <text:p text:style-name="P3">13 Todavia não rasgarei o reino todo; mas uma tribo darei a teu filho, por amor de meu servo Davi, e por amor de Jerusalém, que escolhi.</text:p>
        <text:p text:style-name="P3">14 Iavé levantou contra Salomão um adversário, Hadade, o edomeu; o qual era da estirpe real de Edom.</text:p>
        <text:p text:style-name="P3">15 Porque sucedeu que, quando Davi esteve em guerra contra Edom, tendo Jeabe, o chefe do exército, subido a enterrar os mortos, e ferido a todo varão em Edom</text:p>
        <text:p text:style-name="P3">16 (porque Joabe ficou ali seis meses com todo o Israel, até que destruiu a todo varão em Edom),</text:p>
        <text:p text:style-name="P3">17 Hadade, que era ainda menino, fugiu para o Egito com alguns edemeus, servos de seu pai.</text:p>
        <text:p text:style-name="P3">18 Levantando-se, pois, de Midiã, foram a Parã; e tomando consigo homens de Parã, foram ao Egito ter com Faraó, rei do Egito, o qual deu casa a Hadade, proveu-lhe a subsistência, e lhe deu terras.</text:p>
        <text:p text:style-name="P3">19 E Hadade caiu tanto em graça a Faraó, que este lhe deu por mulher a irmã de sua mulher, a irmã da rainha Tafnes.</text:p>
        <text:p text:style-name="P3">20 Ora, desta irmã de Tafnes nasceu a Hadade seu filho Genubate, a qual Tafnes criou na casa de Faraó, onde Genubate esteve entre os filhos de rei.</text:p>
        <text:p text:style-name="P3">21 Ouvindo, pois, Hadade no Egito que Davi adormecera com seus pais, e que Jeabe, chefe do exército, era morto, disse o Faraó: Deixa-me ir, para que eu volte à minha terra.</text:p>
        <text:p text:style-name="P3">22 Perguntou-lhe Faraó: Que te falta em minha companhia, que procuras partir para a tua terra? Respondeu ele: Nada; todavia, peço que me deixes ir.</text:p>
        <text:p text:style-name="P3">23 Deus levantou contra Salomão ainda outro adversário, Rezom, filho de Eliadá, que tinha fugido de seu senhor Hadadézer, rei de Zobá.</text:p>
        <text:p text:style-name="P3"><text:soft-page-break/>24 Pois ele ajuntara a si homens, e se fizera capitão de uma tropa, quando Davi matou os de Zebá; e, indo-se para Damasco, habitaram ali; e fizeram-no rei em Damasco.</text:p>
        <text:p text:style-name="P3">25 E foi adversário de Israel por todos os dias de Salomão, e isto além do mal que Hadade fazia; detestava a Israel, e reinava sobre a Síria.</text:p>
        <text:p text:style-name="P3">26 Também Jeroboão, filho de Nebate, efrateu de Zeredá, servo de Salomão, cuja mãe era viúva, por nome Zeruá, levantou a mão contra o rei.</text:p>
        <text:p text:style-name="P3">27 E esta foi a causa por que levantou a mão contra o rei: Salomão tinha edificado a Milo, e cerrado a brecha da cidade de Davi, seu pai.</text:p>
        <text:p text:style-name="P3">28 Ora, Jeroboão era homem forte e valente; e vendo Salomão que este mancebo era laborioso, colocou-o sobre toda a carga imposta à casa de José.</text:p>
        <text:p text:style-name="P3">29 E sucedeu naquele tempo que, saindo Jeroboão de Jerusalém, o profeta Aías, o silonita, o encontrou no caminho; este se tinha vestido duma capa nova; e os dois estavam sós no campo.</text:p>
        <text:p text:style-name="P3">30 Então Aías pegou na capa nova que tinha sobre si, e a rasgou em doze pedaços.</text:p>
        <text:p text:style-name="P3">31 E disse a Jeroboão: Toma estes dez pedaços para ti, porque assim diz e Iavé Deus de Israel: Eis que rasgarei o reino da mão de Salomão, e a ti darei dez tribos.</text:p>
        <text:p text:style-name="P3">32 Ele, porém, terá uma tribo, por amor de Davi, meu servo, e por amor de Jerusalém, a cidade que escolhi dentre todas as tribos de Israel.</text:p>
        <text:p text:style-name="P3">33 Porque me deixaram, e se encurvaram a Astarote, deusa dos sidônios, a Quemés, deus dos moabitas, e a Milcom, deus dos amonitas; e não andaram pelos meus caminhos, para fazerem o que parece reto aos meus olhos, e para guardarem os meus estatutos e os meus preceitos, como o fez Davi, seu pai.</text:p>
        <text:p text:style-name="P3">34 Todavia não tomarei da sua mão o reino todo; mas deixá-lo-ei governar por todos os dias da sua vida, por amor de Davi, meu servo, a quem escolhi, o qual guardou os meus mandamentos e os meus estatutos.</text:p>
        <text:p text:style-name="P3">35 Mas da mão de seu filho tomarei e reino e to darei a ti, isto é, as dez tribos.</text:p>
        <text:p text:style-name="P3">36 Todavia a seu filho darei uma tribo, para que Davi, meu servo, sempre tenha uma lâmpada diante de mim em Jerusalém, a cidade que escolhi para ali pôr o meu nome.</text:p>
        <text:p text:style-name="P3">37 Então te tomarei, e reinarás sobre tudo o que desejar a tua alma, e serás rei sobre Israel.</text:p>
        <text:p text:style-name="P3">38 E há de ser que, se ouvires tudo o que eu te ordenar, e andares polos meus caminhos, e fizeres o que é reto aos meus olhos, guardando os meus estatutos e os meus mandamentos, como o fez Davi, meu servo, eu serei contigo, e te edificarei uma casa firme, como o fiz para Davi, e te darei Israel.</text:p>
        <text:p text:style-name="P3">39 E por isso afligirei a descendência de Davi, todavia não para sempre.</text:p>
        <text:p text:style-name="P3">40 Pelo que Salomão procurou matar Jeroboão; porém este se levantou, e fugiu para o Egito, a ter com Sisaque, rei de Egito, onde esteve até a morte de Salomão.</text:p>
        <text:p text:style-name="P3"><text:soft-page-break/>41 Quanto ao restante dos atos de Salomão, e a tudo o que ele fez, e à sua sabedoria, porventura não está escrito no livro dos atos de Salomão?</text:p>
        <text:p text:style-name="P3">42 O tempo que Salomão reinou em Jerusalém sobre todo o Israel foi quarenta anos.</text:p>
        <text:p text:style-name="P3">43 E Salomão dormiu com seus pais, e foi sepultado na cidade de Davi, seu pai; e Roboão, seu filho, reinou em seu lugar.</text:p>
      </text:section>
      <text:section text:style-name="Sect1" text:name="Seção269">
        <text:h text:style-name="P1" text:outline-level="2"><text:bookmark text:name="cap255"/>I REIS-[Capítulo 12]</text:h>
        <text:p text:style-name="P3">1 Foi então Roboão para Siquém, porque todo o Israel se congregara ali para fazê-lo rei.</text:p>
        <text:p text:style-name="P3">2 E Jeroboão, filho de Nebate, que estava ainda no Egito, para onde fugira da presença do rei Salomão, ouvindo isto, voltou do Egito.</text:p>
        <text:p text:style-name="P3">3 E mandaram chamá-lo; Jeroboão e toda a congregação de Israel vieram, e falaram a Roboão, dizendo:</text:p>
        <text:p text:style-name="P3">4 Teu pai agravou o nosso jugo; agora, pois, alivia a dura servidão e o pesado juro que teu pai nos impôs, e nós te serviremos.</text:p>
        <text:p text:style-name="P3">5 Ele lhes respondeu: Ide-vos até o terceiro dia, e então voltai a mim. E o povo se foi.</text:p>
        <text:p text:style-name="P3">6 Teve o rei Roboão conselho com os anciãos que tinham assistido diante de Salomão, seu pai, quando este ainda vivia, e perguntou-lhes: como aconselhais vós que eu responda a este povo?</text:p>
        <text:p text:style-name="P3">7 Eles lhe disseram: Se hoje te tornares servo deste povo, e o servires, e, respondendo-lhe, lhe falares boas palavras, eles serão para sempre teus servos.</text:p>
        <text:p text:style-name="P3">8 Ele, porém, deixou o conselho que os anciãos lhe deram, e teve conselho com os mancebos que haviam crescido com ele, e que assistiam diante dele,</text:p>
        <text:p text:style-name="P3">9 perguntando-lhes: Que aconselhais vós que respondamos a este povo, que me disse: Alivia o jugo que teu pai nos impôs?</text:p>
        <text:p text:style-name="P3">10 E os mancebos que haviam crescido com ele responderam-lhe: A este povo que te falou, dizendo: Teu pai fez pesado o nosso jugo, mas tu o alivia de sobre nós; assim lhe falarás: Meu dedo mínimo é mais grosso do que os lombos de meu pai.</text:p>
        <text:p text:style-name="P3">11 Assim que, se meu pai vos carregou dum jugo pesado, eu ainda aumentarei o vosso jugo; meu pai vos castigou com açoites; eu, porém, vos castigarei com escorpiões.</text:p>
        <text:p text:style-name="P3">12 Veio, pois, Jeroboão com todo o povo a Roboão ao terceiro dia, como o rei havia ordenado, dizendo: Voltai a mim ao terceiro dia.</text:p>
        <text:p text:style-name="P3">13 E o rei respondeu ao povo asperamente e, deixando o conselho que os anciãos lhe haviam dado,</text:p>
        <text:p text:style-name="P3">14 falou-lhe conforme o conselho dos mancebos, dizendo: Meu pai agravou o vosso jugo, porém eu ainda o aumentarei; meu pai vos castigou com açoites, porém eu vos castigarei com escorpiões.</text:p>
        <text:p text:style-name="P3"><text:soft-page-break/>15 O rei, pois, não deu ouvidos ao povo; porque esta mudança vinha de Iavé, para confirmar a palavra que Iavé dissera por intermédio de Aías, o silonita, a Jeroboão, filho de Nebate.</text:p>
        <text:p text:style-name="P3">16 Vendo, pois, todo o Israel que o rei não lhe dava ouvidos, respondeu-lhe, dizendo: Que parte temos nós em Davi? Não temos herança no filho de Jessé. Âs tuas tendas, ó Israel! Agora olha por tua casa, ó Davi! Então Israel se foi para as suas tendas.</text:p>
        <text:p text:style-name="P3">17 (Mas quanto aos filhos de Israel que habitavam nas cidades de Judá, sobre eles reinou Roboão.)</text:p>
        <text:p text:style-name="P3">18 Então o rei Roboão enviou-lhes Adorão, que estava sobre a leva de tributários servis; e todo o Israel o apedrejou, e ele morreu. Pelo que o rei Roboão se apressou a subir ao seu carro e fugiu para Jerusalém.</text:p>
        <text:p text:style-name="P3">19 Assim Israel se rebelou contra a casa de Davi até o dia de hoje.</text:p>
        <text:p text:style-name="P3">20 Sucedeu então que, ouvindo todo o Israel que Jeroboão tinha voltado, mandaram chamá-lo para a congregação, e o fizeram rei sobre todo o Israel; e não houve ninguém que seguisse a casa de Davi, senão somente a tribo de Judá.</text:p>
        <text:p text:style-name="P3">21 Tendo Roboão chegado a Jerusalém, convocou toda a casa de Judá e a tribo de Benjamim, cento e oitenta mil homens escolhidos, destros para a guerra, para pelejarem contra a casa de Israel a fim de restituírem o reino a Roboãa, filho de Salomão.</text:p>
        <text:p text:style-name="P3">22 Veio, porém, a palavra de Deus a Semaías, homem de Deus, dizendo:</text:p>
        <text:p text:style-name="P3">23 Fala a Roboão, filho de Salomão, rei de Judá, e a toda a casa de Judá e de Benjamim, e ao resto do povo, dizendo:</text:p>
        <text:p text:style-name="P3">24 Assim diz Iavé: Não subireis, nem pelejareis contra vossos irmãos, os filhos de Israel; volte cada um para a sua casa, porque de mim proveio isto. E ouviram a palavra de Iavé, e voltaram segundo o seu mandado.</text:p>
        <text:p text:style-name="P3">25 Jeroboão edificou Siquém, na região montanhosa de Efraim, e habitou ali; depois, saindo dali, edificou Penuel.</text:p>
        <text:p text:style-name="P3">26 Disse Jeroboão no seu coração: Agora tornará o reino para a casa de Davi.</text:p>
        <text:p text:style-name="P3">27 Se este povo subir para fazer sacrifícios na casa de Iavé, em Jerusalém, o seu coração se tornará para o seu senhor, Roboão, rei de Judá; e, matando-me, voltarão para Roboão, rei de Judá.</text:p>
        <text:p text:style-name="P3">28 Pelo que o rei, tendo tomado conselho, fez doisvado e meio. ouro; e disse ao povo: Basta de subires a Jerusalém; eis aqui teus deuses, ó Israel, que te fizeram subir da terra do Egito.</text:p>
        <text:p text:style-name="P3">29 E pôs um em Betel, e o outro em Dã.</text:p>
        <text:p text:style-name="P3">30 Ora, isto se tornou em pecado; pois que o povo ia até Dã para adorar o ídolo.</text:p>
        <text:p text:style-name="P3">31 Também fez casas nos altos, e constituiu sacerdotes dentre o povo, que não eram dos filhos de Levi.</text:p>
        <text:p text:style-name="P3"><text:soft-page-break/>32 E Jeroboão ordenou uma festa no oitavo mês, no dia décimo quinto do mês, como a festa que se celebrava em Judá, e sacrificou no altar. Semelhantemente fez em Betel, sacrificando aos bezerros que tinha feito; também em Betel estabeleceu os sacerdotes dos altos que fizera.</text:p>
        <text:p text:style-name="P3">33 Sacrificou, pois, no altar, que fizera em Betel, no dia décimo quinto do oitavo mês, mês que ele tinha escolhido a seu bel prazer; assim ordenou uma festa para os filhos de Israel, e sacrificou no altar, queimando incenso.</text:p>
      </text:section>
      <text:section text:style-name="Sect1" text:name="Seção270">
        <text:h text:style-name="P1" text:outline-level="2"><text:bookmark text:name="cap256"/>I REIS-[Capítulo 13]</text:h>
        <text:p text:style-name="P3">1 Eis que, por ordem de Iavé, veio de Judá a Betel um homem de Deus; e Jeroboão estava junto ao altar, para queimar incenso.</text:p>
        <text:p text:style-name="P3">2 E o homem clamou contra o altar, por ordem de Iavé, dizendo: Altar, altar! assim diz Iavé: Eis que um filho nascerá à casa de Davi, cujo nome será Josias; e qual sacrificará sobre ti os sacerdotes dos altos que sobre ti queimam incenso, e ossos de homens se queimarão sobre ti.</text:p>
        <text:p text:style-name="P3">3 E deu naquele mesmo dia um sinal, dizendo: Este é o sinal de que Iavé falou; Eis que o altar se fenderá, e a cinza que está sobre ele se derramará.</text:p>
        <text:p text:style-name="P3">4 Sucedeu pois que, ouvindo o rei Jeroboão a palavra que o homem de Deus clamara contra o altar de Betel, estendeu a mão de sobre o altar, dizendo: Pegai-o! E logo, a mão que estendera contra ele secou-se, de modo que não podia tornar a trazê-la a si.</text:p>
        <text:p text:style-name="P3">5 E o altar se fendeu, e a cinza se derramou do altar, conforme o sinal que o homem de Deus, por ordem de Iavé, havia dado.</text:p>
        <text:p text:style-name="P3">6 Então respondeu o rei, e disse ao homem de Deus: Suplica a Iavé teu Deus, e roga por mim, para que se me restitua a minha mão. Pelo que o homem de Deus suplicou a Iavé, e a mão do rei se lhe restituiu, e ficou como dantes.</text:p>
        <text:p text:style-name="P3">7 Disse então o rei ao homem de Deus: Vem comigo a minha casa, e conforta-te, e dar-te-ei uma recompensa.</text:p>
        <text:p text:style-name="P3">8 Mas o homem de Deus respondeu ao rei: Ainda que me desses metade da tua casa, não iria contigo, nem comeria pão, nem beberia água neste lugar.</text:p>
        <text:p text:style-name="P3">9 Porque assim me ordenou Iavé pela sua palavra, dizendo: Não comas pão, nem bebas água, nem voltes pelo caminho por onde vieste.</text:p>
        <text:p text:style-name="P3">10 Ele, pois, se foi por outro caminho, e não voltou pelo caminho por onde viera a Betel.</text:p>
        <text:p text:style-name="P3">11 Ora, morava em Betel um velho profeta. Seus filhos vieram contar-lhe tudo o que o homem de Deus fizera aquele dia em Betel; e as palavras que ele dissera ao rei, contaram-nas também a seu pai.</text:p>
        <text:p text:style-name="P3">12 Perguntou-lhes seu pai: Por que caminho se foi? pois seus filhos tinham visto o caminho por onde fora o homem de Deus que viera de Judá.</text:p>
        <text:p text:style-name="P3">13 Então disse a seus filhos: Albardai-me o jumento. E albardaram-lhe o jumento, no qual ele montou.</text:p>
        <text:p text:style-name="P3"><text:soft-page-break/>14 E tendo ido após o homem de Deus, achou-o sentado debaixo de um carvalho, e perguntou-lhe: És tu o homem de Deus que vieste de Judá? Respondeu ele: Sou.</text:p>
        <text:p text:style-name="P3">15 Então lhe disse: Vem comigo a casa, e come pão.</text:p>
        <text:p text:style-name="P3">16 Mas ele tornou: Não posso voltar contigo, nem entrar em tua casa; nem tampouco comerei pão, nem beberei água contigo neste lugar;</text:p>
        <text:p text:style-name="P3">17 porque me foi mandado pela palavra de Senhor: Ali não comas pão, nem bebas água, nem voltes pelo caminho por onde vieste.</text:p>
        <text:p text:style-name="P3">18 Respondeu-lhe o outro: Eu também sou profeta como tu, e um anjo me falou por ordem de Iavé, dizendo: Faze-o voltar contigo a tua casa, para que coma pão e beba água. Mas mentia-lhe.</text:p>
        <text:p text:style-name="P3">19 Assim o homem voltou com ele, comeu pão em sua casa, e bebeu água.</text:p>
        <text:p text:style-name="P3">20 Estando eles à mesa, a palavra de Iavé veio ao profeta que o tinha feito voltar;</text:p>
        <text:p text:style-name="P3">21 e ele clamou ao homem de Deus que viera de Judá, dizendo: Assim diz Iavé: Porquanto foste rebelde à ordem de Iavé, e não guardaste o mandamento que Iavé seu Deus te mandara,</text:p>
        <text:p text:style-name="P3">22 mas voltaste, e comeste pão e bebeste água no lugar de que te dissera: Não comas pão, nem bebas água; o teu cadáver não entrará no sepulcro de teus pais.</text:p>
        <text:p text:style-name="P3">23 E, havendo eles comido e bebido, albardou o jumento para o profeta que fizera voltar.</text:p>
        <text:p text:style-name="P3">24 Este, pois, se foi, e um leão o encontrou no caminho, e o matou; o seu cadáver ficou estendido no caminho, e o jumento estava parado junto a ele, e também o leão estava junto ao cadáver.</text:p>
        <text:p text:style-name="P3">25 E, passando por ali alguns homens, viram o cadáver estendido no caminho, e o leão ao lado dele. Foram, pois, e o disseram na cidade onde o velho profeta habitava.</text:p>
        <text:p text:style-name="P3">26 Quando o profeta que o fizera voltar do caminho ouviu isto, disse: É o homem de Deus, que foi rebelde à palavra de Iavé; por isso Iavé o entregou ao leão, que o despedaçou e matou, segundo a palavra que Iavé lhe dissera.</text:p>
        <text:p text:style-name="P3">27 E disse a seus filhos: Albardai-me e jumento. Eles lho albardaram.</text:p>
        <text:p text:style-name="P3">28 Então foi e achou o cadáver estendido no caminho, e o jumento e o leão, que estavam parados junto ao cadáver; o leão não o havia devorado, nem havia despedaçado o jumento.</text:p>
        <text:p text:style-name="P3">29 Então e profeta levantou o cadáver do homem de Deus e, pondo-o em cima do jumento, levou-o consigo; assim veio o velho profeta à cidade para o chorar e o sepultar.</text:p>
        <text:p text:style-name="P3">30 E colocou o cadáver no seu próprio sepulcro; e prantearam-no, dizendo: Ah, irmão meu!</text:p>
        <text:p text:style-name="P3">31 Depois de o haver sepultado, disse a seus filhos. Quando eu morrer, sepultai-me no sepulcro em que o homem de Deus está sepultado; ponde os meus ossos junto aos ossos dele.</text:p>
        <text:p text:style-name="P3"><text:soft-page-break/>32 Porque certamente se cumprirá o que, pela palavra de Senhor, clamou, contra o altar que está em Betel, como também contra todas as casas dos altos que estão nas cidades de Samária.</text:p>
        <text:p text:style-name="P3">33 Nem depois destas coisas deixou Jeroboão e seu mau caminho, porém tornou a fazer dentre todo o povo sacerdotes dos lugares altos; e a qualquer que o queria consagrava sacerdote dos lugares altos.</text:p>
        <text:p text:style-name="P3">34 E isso foi causa de pecado à casa de Jeroboão, para destruí-la e extingui-la da face da terra.</text:p>
      </text:section>
      <text:section text:style-name="Sect1" text:name="Seção271">
        <text:h text:style-name="P1" text:outline-level="2"><text:bookmark text:name="cap257"/>I REIS-[Capítulo 14]</text:h>
        <text:p text:style-name="P3">1 Naquele tempo adoeceu Abias, filho de Jeroboão.</text:p>
        <text:p text:style-name="P3">2 E disse Jeroboão a sua mulher: Levanta-te, e disfarça-te, para que não conheçam que és mulher de Jeroboão, e vai a Siló. Eis que lá está o profeta Aías, o qual falou acerca de mim que eu seria rei sobre este povo.</text:p>
        <text:p text:style-name="P3">3 Leva contigo dez pães, alguns bolos e uma botija de mel, e vai ter com ele; ele te declarará o que há de suceder a este menino.</text:p>
        <text:p text:style-name="P3">4 Assim, pois, fez a mulher de Jeroboão; e, levantando-se, foi a Siló, e entrou na casa de Aías. Este já não podia ver, pois seus olhos haviam cegado por causa da velhice.</text:p>
        <text:p text:style-name="P3">5 Iavé, porém, dissera a Aías: Eis que a mulher de Jeroboão vem consultar-te sobre seu filho, que está doente. Assim e assim lhe falarás; porque há de ser que, entrando ela, fingirá ser outra.</text:p>
        <text:p text:style-name="P3">6 Sucedeu que, ouvindo Aías o ruído de seus pés, ao entrar ela pela porta, disse: Entra, mulher de Jeroboão; por que te disfarças assim? Pois eu sou enviado a ti com duras novas.</text:p>
        <text:p text:style-name="P3">7 Vai, dize a Jeroboão: Assim diz Iavé Deus de Israel: Porquanto te exaltei do meio do povo, e te constituí príncipe sobre o meu povo de Israel,</text:p>
        <text:p text:style-name="P3">8 e rasguei o reino da casa de Davi, e o dei a ti; todavia não tens sido como o meu servo Davi, que guardou os meus mandamentos e que me seguiu de todo o coração para fazer somente o que era reto aos meus olhos;</text:p>
        <text:p text:style-name="P3">9 mas tens praticado o mal, pior do que todos os que foram antes de ti, e foste fizeste para ti outros deuses e imagens de fundição, para provocar-me à ira, e me lançaste para trás das tuas costas;</text:p>
        <text:p text:style-name="P3">10 portanto, eis que trarei o mal sobre a casa de Jeroboão, e exterminarei de Jeroboão todo homem, escravo ou livre, em Israel, e lançarei fora os remanescentes da casa de Jeroboão, como se lança fora o esterco, até que de todo se acabe.</text:p>
        <text:p text:style-name="P3">11 Quem morrer de Jeroboão na cidade, os cães comerão; e o que lhe morrer no campo, as aves do céu comerão; porque Iavé o disse.</text:p>
        <text:p text:style-name="P3">12 Levanta-te, pois, e vai-te para tua casa; ao entrarem os teus pés na cidade, o menino morrerá.</text:p>
        <text:p text:style-name="P3"><text:soft-page-break/>13 E todo o Israel o pranteará, e o sepultará; porque de Jeroboão só este entrará em sepultura, porquanto, dos da casa de Jeroboão, só nele se achou alguma coisa boa para com Iavé Deus de Israel.</text:p>
        <text:p text:style-name="P3">14 Iavé, porém, levantará para si um rei sobre Israel, que destruirá a casa de Jeroboão nesse dia. E agora mesmo.</text:p>
        <text:p text:style-name="P3">15 Ferirá Iavé a Israel, como se agita a cana nas águas; e arrancará a Israel desta boa terra que tinha dado a seus pais, e o espalhará para além do rio, porquanto fizeram os seus aserins, provocando Iavé à ira.</text:p>
        <text:p text:style-name="P3">16 E entregará Israel por causa dos pecados de Jeroboão, o qual pecou e fez pecar a Israel.</text:p>
        <text:p text:style-name="P3">17 Então a mulher de Jeroboão se levantou e partiu, e veio para Tirza; chegando ela ao limiar da casa, o menino morreu.</text:p>
        <text:p text:style-name="P3">18 E todo o Israel o sepultou e o pranteou, conforme a palavra de Iavé, que ele falara por intermédio de seu servo Aías, o profeta.</text:p>
        <text:p text:style-name="P3">19 Quanto ao restante dos atos de Jeroboão, como guerreou, e como reinou, eis que está escrito no livro das crônicas dos reis de Israel.</text:p>
        <text:p text:style-name="P3">20 E o tempo que Jeroboão reinou foi vinte e dois anos. E dormiu com seus pais; e Nadabe, seu filho, reinou em seu lugar.</text:p>
        <text:p text:style-name="P3">21 Reinou em Judá Roboão, filho de Salomão. Tinha quarenta e um anos quando começou a reinar, e reinou dezessete anos em Jerusalém, a cidade que Iavé escolhera dentre todas as tribos de Israel para pôr ali o seu nome. E era o nome de sua mãe Naama, a amonita.</text:p>
        <text:p text:style-name="P3">22 E fez Judá o que era mau aos olhos de Iavé; e, com os seus pecados que cometeram, provocaram-no a zelos, mais do que o fizeram os seus pais.</text:p>
        <text:p text:style-name="P3">23 Porque também eles edificaram altos, e colunas, e aserins sobre todo alto outeiro e debaixo de toda árvore frondosa;</text:p>
        <text:p text:style-name="P3">24 e havia também sodomitas na terra: fizeram conforme todas as abominações dos povos que Iavé tinha expulsado de diante dos filhos de Israel.</text:p>
        <text:p text:style-name="P3">25 Ora, sucedeu que, no quinto ano do rei Roboão, Sisaque, rei do Egito, subiu contra Jerusalém,</text:p>
        <text:p text:style-name="P3">26 e tomou os tesouros da casa de Senhor e os tesouros da casa do rei; levou tudo. Também tomou todos os escudos de ouro que Salomão tinha feito.</text:p>
        <text:p text:style-name="P3">27 Em lugar deles, fez o rei Roboão escudos de bronze, e os entregou nas mãos dos capitães da guarda, que guardavam a porta da casa do rei.</text:p>
        <text:p text:style-name="P3">28 E todas as vezes que o rei entrava na casa de Iavé os da guarda levavam os escudos, e depois tornavam a pô-los na câmara da guarda.</text:p>
        <text:p text:style-name="P3">29 Quanto ao restante dos atos de Reboão, e a tudo quanto fez, porventura não estão escritos no livro das crônicas dos reis de Judá?</text:p>
        <text:p text:style-name="P3">30 Houve guerra continuamente entre Roboão e Jeroboão.</text:p>
        <text:p text:style-name="P3"><text:soft-page-break/>31 E Roboão dormiu com seus pais, e foi sepultado com eles na cidade de Davi. Era o nome de sua mãe Naama, a amonita. E Abião, seu filho, reinou em seu lugar.</text:p>
      </text:section>
      <text:section text:style-name="Sect1" text:name="Seção272">
        <text:h text:style-name="P1" text:outline-level="2"><text:bookmark text:name="cap258"/>I REIS-[Capítulo 15]</text:h>
        <text:p text:style-name="P3">1 No décimo oitavo ano do rei Jeroboão, filho de Nebate, começou Abião a reinar sobre Judá.</text:p>
        <text:p text:style-name="P3">2 Reinou três anos em Jerusalém. Era o nome de sua mãe Maacá, filha de Absalão.</text:p>
        <text:p text:style-name="P3">3 Ele andou em todos os pecados que seu pai tinha cometido antes dele; o seu coração não foi perfeito para com Iavé seu Deus como o coração de Davi, seu pai.</text:p>
        <text:p text:style-name="P3">4 Mas por amor de Davi Iavé lhe deu uma lâmpada em Jerusalém, levantando a seu filho depois dele, e confirmando a Jerusalem;</text:p>
        <text:p text:style-name="P3">5 porque Davi fez o que era reto aos olhos de Iavé, e não se desviou de tudo o que lhe ordenou em todos os dias da sua vida, a não ser no caso de Urias, o heteu.</text:p>
        <text:p text:style-name="P3">6 Ora, houve guerra entre Roboão e Jeroboão todos os dias da vida de Roboão.</text:p>
        <text:p text:style-name="P3">7 Quanto ao restante dos atos de Abião, e a tudo quanto fez, porventura não estão escritos no livro das crônicas dos reis de Judá? Também houve guerra entre Abião e Jeroboão.</text:p>
        <text:p text:style-name="P3">8 Abião dormiu com seus pais, e o sepultaram na cidade de Davi. E Asa, seu filho, reinou em seu lugar.</text:p>
        <text:p text:style-name="P3">9 No vigésimo ano de Jeroboão, rei de Israel, começou Asa a reinar em Judá,</text:p>
        <text:p text:style-name="P3">10 e reinou quarenta e um anos em Jerusalém. Era o nome de sua mãe Maacá, filha de Absalão.</text:p>
        <text:p text:style-name="P3">11 Asa fez o que era reto aos olhos de Iavé, como Davi, seu pai.</text:p>
        <text:p text:style-name="P3">12 Porque tirou da terra os sodomitas, e removeu todos os ídolos que seus pais tinham feito.</text:p>
        <text:p text:style-name="P3">13 E até a Maacá, sua mãe, removeu para que não fosse rainha, porquanto tinha feito um abominável ídolo para servir de Asera; e Asa desfez esse ídolo, e o queimou junto ao ribeiro de Cedrom.</text:p>
        <text:p text:style-name="P3">14 Os altos, porém, não foram tirados; todavia o coração de Asa foi reto para com Iavé todos os seus dias.</text:p>
        <text:p text:style-name="P3">15 E trouxe para a casa de Iavé as coisas que seu pai havia consagrado, e as coisas que ele mesmo consagrara: prata, ouro e vasos.</text:p>
        <text:p text:style-name="P3">16 Ora, houve guerra entre Asa e Baasa, rei de Israel, todos os seus dias.</text:p>
        <text:p text:style-name="P3">17 Pois Baasa, rei de Israel, subiu contra Judá, e edificou Ramá, para que a ninguém fosse permitido sair, nem entrar a ter com Asa, rei de Judá.</text:p>
        <text:p text:style-name="P3">18 Então Asa tomou toda a prata e ouro que ficaram nos tesouros da casa de Iavé, e os tesouros da casa do rei, e os entregou nas mãos de seus servos. E o rei Asa os enviou a Bene-Hadade, filho de Tabrimom, filho de Heziom, rei da Síria, que habitava em Damasco, dizendo:</text:p>
        <text:p text:style-name="P3"><text:soft-page-break/>19 Haja aliança entre mim e ti, como houve entre meu pai e teu pai. Eis que aqui te mando um presente de prata e de ouro; vai, e anula a tua aliança com Baasa, rei de Israel, para que ele se retire de mim.</text:p>
        <text:p text:style-name="P3">20 Bene-Hadade, pois, deu ouvidos ao rei Asa, e enviou os capitães dos seus exércitos contra as cidades de Israel; e feriu a Ijom, a Dã, a Abel-Bete-Maacá, e a todo o distrito de Quinerote, com toda a terra de Naftali.</text:p>
        <text:p text:style-name="P3">21 E sucedeu que, ouvindo-o Baasa, deixou de edificar Ramá, e ficou em Tirza.</text:p>
        <text:p text:style-name="P3">22 Então o rei Asa fez apregoar por toda a Judá que todos, sem exceção, trouxessem as pedras de Ramá, e a madeira com que Baasa a edificava; e com elas o rei Asa edificou Geba de Benjamim e Mizpá.</text:p>
        <text:p text:style-name="P3">23 Quanto ao restante de todos os atos de Asa, e todo o seu poder, e tudo quanto fez, e as cidades que edificou, porventura não estão escritos no livro das crônicas dos reis de Judá? Porém, na velhice, ficou, enfermo dos pés.</text:p>
        <text:p text:style-name="P3">24 E Asa dormiu com seus pais, e foi sepultado com eles na cidade de Davi seu pai; e Jeosafá, seu filho reinou em seu lugar.</text:p>
        <text:p text:style-name="P3">25 Nadabe, filho de Jeroboão, começou a reinar sobre Israel no segundo ano de Asa, rei de Judá, e reinou sobre Israel dois anos.</text:p>
        <text:p text:style-name="P3">26 E fez o que era mau aos olhos de Senhor, andando nos caminhos de seu pai, e no seu pecado com que tinha feito Israel pecar.</text:p>
        <text:p text:style-name="P3">27 Conspirou contra ele Baasa, filho de Aías, da casa de Issacar, e o feriu em Gibetom, que pertencia aos filisteus; pois Nadabe e todo o Israel sitiavam a Gibetom.</text:p>
        <text:p text:style-name="P3">28 Matou-o, pois, Baasa no terceiro ano de Asa, rei de Judá, e reinou em seu lugar.</text:p>
        <text:p text:style-name="P3">29 E logo que começou a reinar, feriu toda a casa de Jeroboão; a ninguém de Jeroboão que tivesse fôlego deixou de destruir totalmente, conforme a palavra de Iavé que ele falara por intermédio de seu servo Aías, o silonita,</text:p>
        <text:p text:style-name="P3">30 por causa dos pecados que Jeroboão cometera, e com que fizera Israel pecar, e por causa da provocação com que provocara à ira Iavé Deus de Israel.</text:p>
        <text:p text:style-name="P3">31 Quanto ao restante dos atos de Nadabe, e a tudo quanto fez, porventura não estão escritos no livro das crônicas dos reis de Israel?</text:p>
        <text:p text:style-name="P3">32 Houve guerra entre Asa e Baasa, rei de Israel, todos os seus dias.</text:p>
        <text:p text:style-name="P3">33 No terceiro ano de Asa, rei de Judá, Baasa, filho de Aías, começou a reinar sobre todo o Israel em Tirza, e reinou vinte e quatro anos.</text:p>
        <text:p text:style-name="P3">34 E fez o que era mau aos olhos de Iavé, andando no caminho de Jeroboão e no seu pecado com que tinha feito Israel pecar.</text:p>
      </text:section>
      <text:section text:style-name="Sect1" text:name="Seção273">
        <text:h text:style-name="P1" text:outline-level="2"><text:bookmark text:name="cap259"/>I REIS-[Capítulo 16]</text:h>
        <text:p text:style-name="P3">1 Então veio a palavra de Iavé a Jeú, filho de Hanâni, contra Baasa, dizendo:</text:p>
        <text:p text:style-name="P3"><text:soft-page-break/>2 Porquanto te exaltei do pó, e te constituí chefe sobre o meu povo Israel, e tu tens andado no caminho de Jeroboão, e tens feito o meu povo Israel pecar, provocando-me à ira com os seus pecados,</text:p>
        <text:p text:style-name="P3">3 eis que exterminarei os descendentes de Baasa, e os descendentes da casa dele; sim, tornarei a tua casa como a casa de Jeroboão, filho de Nebate.</text:p>
        <text:p text:style-name="P3">4 Quem morrer a Baasa na cidade, comê-lo-ão os cães; e o que lhe morrer no campo, comê-lo-ão as aves do céu.</text:p>
        <text:p text:style-name="P3">5 Quanto ao restante dos atos de Baasa, e ao que fez, e ao seu poder, porventura não estão escritos no livro das crônicas dos reis de Israel?</text:p>
        <text:p text:style-name="P3">6 E Baasa dormiu com seus pais, e foi sepultado em Tirza. Então Elá, seu filho, reinou em seu lugar.</text:p>
        <text:p text:style-name="P3">7 Assim veio também a palavra de Iavé, por intermédio do profeta Jeú, filho de Hanâni, contra Baasa e contra a casa dele, não somente por causa de todo o mal que fizera aos olhos de Iavé, de modo a provocá-lo à ira com a obra de suas mãos, tornando-se como a casa de Jeroboão, mas também porque exterminara a casa de Jeroboão.</text:p>
        <text:p text:style-name="P3">8 No ano vinte e seis de Asa, rei de Judá, Elá, filho de Baasa, começou a reinar em Tirza sobre Israel, e reinou dois anos.</text:p>
        <text:p text:style-name="P3">9 E Zinri, seu servo, chefe de metade dos carros, conspirou contra ele. Ora, Elá achava-se em Tirza bebendo e embriagando-se em casa de Arza, que era o seu mordomo em Tirza.</text:p>
        <text:p text:style-name="P3">10 Entrou, pois, Zinri e o feriu, e o matou, no ano vigésimo sétimo de Asa, rei de Judá, e reinou em seu lugar.</text:p>
        <text:p text:style-name="P3">11 Quando ele começou a reinar, logo que se assentou no seu trono, feriu toda a casa de Baasa; não lhe deixou homem algum, nem de seus parentes, nem de seus amigos.</text:p>
        <text:p text:style-name="P3">12 Assim destruiu Zinri toda a casa de Baasa, conforme a palavra de Iavé, que ele falara contra Baasa por intermédio do profeta Jeú,</text:p>
        <text:p text:style-name="P3">13 por causa de todos os pecados de Baasa, e dos pecados de Elá, seu filho, com que pecaram, e com que fizeram Israel pecar, provocando à ira, com as suas vaidades, Iavé Deus de Israel.</text:p>
        <text:p text:style-name="P3">14 Quanto ao restante dos atos de Elá, e a tudo quanto fez, porventura não estão escritos no livro das crônicas dos reis de Israel?</text:p>
        <text:p text:style-name="P3">15 No ano vigésimo sétimo de Asa, rei de Judá, reinou Zinri sete dias em Tirza. Estava o povo acampado contra Gibetom, que pertencia aos filisteus.</text:p>
        <text:p text:style-name="P3">16 E o povo que estava acampado ouviu dizer: Zinri conspirou, e matou o rei; pelo que no mesmo dia, no arraial, todo o Israel constituiu rei sobre Israel a Onri, chefe do exercito.</text:p>
        <text:p text:style-name="P3">17 Então Onri subiu de Gibetom com todo o Israel, e cercaram Tirza.</text:p>
        <text:p text:style-name="P3">18 Vendo Zinri que a cidade era tomada, entrou no castelo da casa do rei, e queimou-a sobre si; e morreu,</text:p>
        <text:p text:style-name="P3"><text:soft-page-break/>19 por causa dos pecados que cometera, fazendo o que era mau aos olhos de Iavé, andando no caminho de Jeroboão, e no pecado que este cometera, fazendo Israel pecar.</text:p>
        <text:p text:style-name="P3">20 Quanto ao restante dos atos de Zinri, e à conspiração que fez, porventura não estão escritos no livro das crônicas dos reis de Israel?</text:p>
        <text:p text:style-name="P3">21 Então o povo de Israel se dividiu em dois partidos: metade do povo seguia a Tíbni, filho de Ginate, para fazê-lo rei, e a outra metade seguia a Onri.</text:p>
        <text:p text:style-name="P3">22 Mas o povo que seguia a Onri prevaleceu contra o que seguia a Tíbni, filho de Ginate; de sorte que Tíbni morreu, e Onri reinou.</text:p>
        <text:p text:style-name="P3">23 No trigésimo primeiro ano de Asa, rei de Judá, Onri começou a reinar sobre Israel, e reinou doze anos. Reinou seis anos em Tirza.</text:p>
        <text:p text:style-name="P3">24 E de Semer comprou o outeiro de Samária por dois talentos de prata, e edificou nele; e chamou a cidade que edificou Samária, do nome de Semer, dono do outeiro.</text:p>
        <text:p text:style-name="P3">25 E fez Onri o que era mau aos olhos de Iavé; pior mesmo do que todos os que o antecederam.</text:p>
        <text:p text:style-name="P3">26 Pois ele andou em todos os caminhos de Jeroboão, filho de Nebate, como também nos pecados com que este fizera Israel pecar, provocando à ira, com as suas vaidades, Iavé Deus de Israel.</text:p>
        <text:p text:style-name="P3">27 Quanto ao restante dos atos que Onri fez, e ao poder que manifestou, porventura não estão escritos no livro das crônicas dos reis de Israel?</text:p>
        <text:p text:style-name="P3">28 Onri dormiu com seus pais, e foi sepultado em Samária. E Acabe, seu filho, reinou em seu ugar.</text:p>
        <text:p text:style-name="P3">29 No trigésimo oitavo ano de Asa, rei de Judá, começou Acabe, filho de Onri, a reinar sobre Israel; e reinou sobre Israel em Samária vinte e dois anos.</text:p>
        <text:p text:style-name="P3">30 E fez Acabe, filho de Onri, o que era mau aos olhos de Iavé, mais do que todos os que o antecederam.</text:p>
        <text:p text:style-name="P3">31 E, como se fosse pouco andar nos pecados de Jeroboão, filho de Nebate, ainda tomou por mulher a Jezabel, filha de Etbaal, rei dos sidônios, e foi e serviu a Baal, e o adorou;</text:p>
        <text:p text:style-name="P3">32 e levantou um altar a Baal na casa de Baal que ele edificara em Samária;</text:p>
        <text:p text:style-name="P3">33 também fez uma asera. De maneira que Acabe fez muito mais para provocar à ira Iavé Deus de Israel do que todos os reis de Israel que o antecederam.</text:p>
        <text:p text:style-name="P3">34 Em seus dias Hiel, o betelita, edificou Jericó. Quando lançou os seus alicerces, morreu-lhe Abirão, seu primogênito; e quando colocou as suas portas, morreu-lhe Segube, seu filho mais moço; conforme a palavra de Iavé, que ele falara por intermédio de Josué, filho de Num.</text:p>
      </text:section>
      <text:section text:style-name="Sect1" text:name="Seção274">
        <text:h text:style-name="P1" text:outline-level="2"><text:bookmark text:name="cap260"/>I REIS-[Capítulo 17]</text:h>
        <text:p text:style-name="P3"><text:soft-page-break/>1 Então Elias, o tisbita, que habitava em Gileade, disse a Acabe: Vive Iavé, Deus de Israel, em cuja presença estou, que nestes anos não haverá orvalho nem chuva, senão segundo a minha palavra.</text:p>
        <text:p text:style-name="P3">2 Depois veio a Elias a palavra de Iavé, dizendo:</text:p>
        <text:p text:style-name="P3">3 Retira-te daqui, vai para a banda de oriente, e esconde-te junto ao ribeiro de Querite, que está ao oriente do Jordão.</text:p>
        <text:p text:style-name="P3">4 Beberás do ribeiro; e eu tenho ordenado aos corvos que ali te sustentem.</text:p>
        <text:p text:style-name="P3">5 Partiu, pois, e fez conforme a palavra de Iavé; foi habitar junto ao ribeiro de Querite, que está ao oriente do Jordão.</text:p>
        <text:p text:style-name="P3">6 E os corvos lhe traziam pão e carne pela manhã, como também pão e carne à tarde; e ele bebia do ribeiro.</text:p>
        <text:p text:style-name="P3">7 Mas, decorridos alguns dias, o ribeiro secou, porque não tinha havido chuva na terra.</text:p>
        <text:p text:style-name="P3">8 Veio-lhe então a palavra de Iavé, dizendo:</text:p>
        <text:p text:style-name="P3">9 Levanta-te, vai para Sarepta, que pertence a Sidom, e habita ali; eis que eu ordenei a uma mulher viúva ali que te sustente.</text:p>
        <text:p text:style-name="P3">10 Levantou-se, pois, e foi para Sarepta. Chegando ele à porta da cidade, eis que estava ali uma mulher viúva apanhando lenha; ele a chamou e lhe disse: Traze-me, peço-te, num vaso um pouco d'água, para eu beber.</text:p>
        <text:p text:style-name="P3">11 Quando ela ia buscá-la, ele a chamou e lhe disse: Traze-me também um bocado de pão contigo.</text:p>
        <text:p text:style-name="P3">12 Ela, porém, respondeu: Vive Iavé seu Deus, que não tenho nem um bolo, senão somente um punhado de farinha na vasilha, e um pouco de azeite na botija; e eis que estou apanhando uns dois gravetos, para ir prepará-lo para mim e para meu filho, a fim de que o comamos, e morramos.</text:p>
        <text:p text:style-name="P3">13 Ao que lhe disse Elias: Não temas; vai, faze como disseste; porém, faze disso primeiro para mim um bolo pequeno, e traze-me aqui; depois o farás para ti e para teu filho.</text:p>
        <text:p text:style-name="P3">14 Pois assim diz Iavé Deus de Israel: A farinha da vasilha não se acabará, e o azeite da botija não faltará, até o dia em que Iavé dê chuva sobre a terra.</text:p>
        <text:p text:style-name="P3">15 Ela foi e fez conforme a palavra de Elias; e assim comeram, ele, e ela e a sua casa, durante muitos dias.</text:p>
        <text:p text:style-name="P3">16 Da vasilha a farinha não se acabou, e da botija o azeite não faltou, conforme a palavra de Iavé, que ele falara por intermédio de Elias.</text:p>
        <text:p text:style-name="P3">17 Depois destas coisas aconteceu adoecer o filho desta mulher, dona da casa; e a sua doença se agravou tanto, que nele não ficou mais fôlego.</text:p>
        <text:p text:style-name="P3">18 Então disse ela a Elias: Que tenho eu contigo, ó homem de Deus? Vieste tu a mim para trazeres à memória a minha iniqüidade, e matares meu filho?</text:p>
        <text:p text:style-name="P3">19 Respondeu-lhe ele: Dá-me o teu filho. E ele o tomou do seu regaço, e o levou para cima, ao quarto onde ele mesmo habitava, e o deitou em sua cama.</text:p>
        <text:p text:style-name="P3"><text:soft-page-break/>20 E, clamando a Iavé, disse: Ó Iavé meu Deus, até sobre esta viúva, que me hospeda, trouxeste o mal, matando-lhe o filho?</text:p>
        <text:p text:style-name="P3">21 Então se estendeu sobre o menino três vezes, e clamou a Iavé, dizendo: Ó Iavé meu Deus, faze que a vida deste menino torne a entrar nele.</text:p>
        <text:p text:style-name="P3">22 Iavé ouviu a voz de Elias, e a vida do menino tornou a entrar nele, e ele reviveu.</text:p>
        <text:p text:style-name="P3">23 E Elias tomou o menino, trouxe-o do quarto à casa, e o entregou a sua mãe; e disse Elias: Vês aí, teu filho vive:</text:p>
        <text:p text:style-name="P3">24 Então a mulher disse a Elias: Agora sei que tu és homem de Deus, e que a palavra de Iavé na tua boca é verdade.</text:p>
      </text:section>
      <text:section text:style-name="Sect1" text:name="Seção275">
        <text:h text:style-name="P1" text:outline-level="2"><text:bookmark text:name="cap265"/>I REIS-[Capítulo 18]</text:h>
        <text:p text:style-name="P3">1 Depois de muitos dias veio a Elias a palavra de Iavé, no terceiro ano, dizendo: Vai, apresenta-te a Acabe; e eu mandarei chuva sobre a terra.</text:p>
        <text:p text:style-name="P3">2 Então Elias foi apresentar-se a Acabe. E a fome era extrema em Samária.</text:p>
        <text:p text:style-name="P3">3 Acabe chamou a Obadias, o mordomo (ora, Obadias temia muito a Iavé;</text:p>
        <text:p text:style-name="P3">4 pois sucedeu que, destruindo Jezabel os profetas de Iavé, Obadias tomou cem profetas e os escondeu, cinqüenta numa cova e cinqüenta noutra, e os sustentou com pão e água);</text:p>
        <text:p text:style-name="P3">5 e disse Acabe a Obadias: Vai pela terra a todas as fontes de água, e a todos os rios. Pode ser que achemos erva para salvar a vida dos cavalos e mulas, de maneira que não percamos todos os animais.</text:p>
        <text:p text:style-name="P3">6 E repartiram entre si a terra, para a percorrerem; e foram a sós, Acabe por um caminho, e Obadias por outro.</text:p>
        <text:p text:style-name="P3">7 Quando, pois, Obadias já estava em caminho, eis que Elias se encontrou com ele; e Obadias, reconhecendo-o, prostrou-se com o rosto em terra e disse: És tu, meu senhor Elias?</text:p>
        <text:p text:style-name="P3">8 Respondeu-lhe ele: Sou eu. Vai, dize a teu senhor: Eis que Elias está aqui.</text:p>
        <text:p text:style-name="P3">9 Ele, porém, disse: Em que pequei, para que entregues teu servo na mão de Acabe, para ele me matar?</text:p>
        <text:p text:style-name="P3">10 Vive Iavé seu Deus, que não há nação nem reino aonde o meu senhor não tenha mandado em busca de ti; e dizendo eles: Aqui não está; então fazia-os jurar que não te haviam achado.</text:p>
        <text:p text:style-name="P3">11 Agora tu dizes: Vai, dize a teu senhor: Eis que Elias está aqui.</text:p>
        <text:p text:style-name="P3">12 E será que, apartando-me eu de ti, o Espírito de Iavé te levará não sei para onde; e, vindo eu dar as novas a Acabe, e não te achando ele, matar-me-á. Todavia eu, teu servo, temo a Iavé desde a minha mocidade.</text:p>
        <text:p text:style-name="P3">13 Porventura não disseram a meu senhor o que fiz, quando Jezabel matava os profetas de Iavé, como escondi cem dos profetas de Iavé, cinqüenta numa cova e cinqüenta noutra, e os sustentei com pão e água:</text:p>
        <text:p text:style-name="P3"><text:soft-page-break/>14 E agora tu dizes: Vai, dize a teu senhor: Eis que Elias está aqui! Ele me matará.</text:p>
        <text:p text:style-name="P3">15 E disse Elias: Vive Iavé dos exércitos, em cuja presença estou, que deveras hoje hei de me apresentar a Acabe.</text:p>
        <text:p text:style-name="P3">16 Então foi Obadias encontrar-se com Acabe, e lho anunciou; e Acabe foi encontrar-se com Elias.</text:p>
        <text:p text:style-name="P3">17 E sucedeu que, vendo Acabe a Elias, disse-lhe: És tu, perturbador de Israel?</text:p>
        <text:p text:style-name="P3">18 Respondeu Elias: Não sou eu que tenho perturbado a Israel, mas és tu e a casa de teu pai, por terdes deixado os mandamentos de Iavé, e por teres tu seguido os baalins.</text:p>
        <text:p text:style-name="P3">19 Agora pois manda se reunir a mim todo o Israel no monte Carmelo, como também os quatrocentos e cinquenta profetas de Baal, e os quatrocentos profetas de Asera, que comem da mesa de Jezabel.</text:p>
        <text:p text:style-name="P3">20 Então Acabe convocou todos os filhos de Israel, e reuniu os profetas no monte Carmelo.</text:p>
        <text:p text:style-name="P3">21 E Elias se chegou a todo o povo, e disse: Até quando coxeareis entre dois pensamentos? Se Iavé é Deus, segui-o; mas se Baal, segui-o. O povo, porém, não lhe respondeu nada.</text:p>
        <text:p text:style-name="P3">22 Então disse Elias ao povo: Só eu fiquei dos profetas de Iavé; mas os profetas de Baal são quatrocentos e cinqüenta homens.</text:p>
        <text:p text:style-name="P3">23 Dêem nos, pois, dois novilhos; e eles escolham para si um dos novilhos, e o dividam em pedaços, e o ponham sobre a lenha, porém não lhe metam fogo; e eu prepararei o outro novilho, e o porei sobre a lenha, e não lhe meterei fogo.</text:p>
        <text:p text:style-name="P3">24 Então invocai o nome do vosso deus, e eu invocarei o nome de Iavé; e há de ser que o deus que responder por meio de fogo, esse será Deus. E todo o povo respondeu, dizendo: É boa esta palavra.</text:p>
        <text:p text:style-name="P3">25 Disse, pois, Elias aos profetas de Baal: Escolhei para vós: um dos novilhos, e preparai-o primeiro, porque sois muitos, e invocai o nome de Iavé, vosso deus, mas não metais fogo ao sacrifício.</text:p>
        <text:p text:style-name="P3">26 E, tomando o novilho que se lhes dera, prepararam-no, e invocaram o nome de Baal, desde a manhã até o meio-dia, dizendo: Ah Baal, responde-nos! Porém não houve voz; ninguém respondeu. E saltavam em volta do altar que tinham feito.</text:p>
        <text:p text:style-name="P3">27 Sucedeu que, ao meio-dia, Elias zombava deles, dizendo: Clamai em altas vozes, porque ele é um deus; pode ser que esteja falando, ou que tenha alguma coisa que fazer, ou que intente alguma viagem; talvez esteja dormindo, e necessite de que o acordem.</text:p>
        <text:p text:style-name="P3">28 E eles clamavam em altas vozes e, conforme o seu costume, se retalhavam com facas e com lancetas, até correr o sangue sobre eles.</text:p>
        <text:p text:style-name="P3">29 Também sucedeu que, passado o meio dia, profetizaram eles até a hora de se oferecer o sacrifício da tarde. Porém não houve voz; ninguém respondeu, nem atendeu.</text:p>
        <text:p text:style-name="P3"><text:soft-page-break/>30 Então Elias disse a todo o povo: chegai-vos a mim. E todo o povo se chegou a ele. E Elias reparou o altar de Iavé, que havia sido derrubado.</text:p>
        <text:p text:style-name="P3">31 Tomou doze pedras, conforme o número das tribos dos filhos de Jacó, ao qual viera a palavra de Iavé, dizendo: Israel será o teu nome;</text:p>
        <text:p text:style-name="P3">32 e com as pedras edificou o altar em nome de Iavé; depois fez em redor do altar um rego, em que podiam caber duas medidas de semente.</text:p>
        <text:p text:style-name="P3">33 Então armou a lenha, e dividiu o novilho em pedaços, e o pôs sobre a lenha, e disse: Enchei de água quatro cântaros, e derramai-a sobre o holocausto e sobre a lenha.</text:p>
        <text:p text:style-name="P3">34 Disse ainda: fazei-o segunda vez; e o fizeram segunda vez. De novo disse: Fazei-o terceira vez; e o fizeram terceira vez.</text:p>
        <text:p text:style-name="P3">35 De maneira que a água corria ao redor do altar; e ele encheu de água também o rego.</text:p>
        <text:p text:style-name="P3">36 Sucedeu pois que, sendo já hora de se oferecer o sacrifício da tarde, o profeta Elias se chegou, e disse: Iavé, Deus de Abraão, de Isaque, e de Israel, seja manifestado hoje que tu és Deus em Israel, e que eu sou teu servo, e que conforme a tua palavra tenho feito todas estas coisas.</text:p>
        <text:p text:style-name="P3">37 Responde-me, Iavé, responde-me para que este povo conheça que tu, ó Iavé, tu és Deus, e que tu fizeste voltar o seu coração.</text:p>
        <text:p text:style-name="P3">38 Então caiu fogo de Iavé, e consumiu o holocausto, a lenha, as pedras, e o pó, e ainda lambeu a água que estava no rego.</text:p>
        <text:p text:style-name="P3">39 Quando o povo viu isto, prostraram-se todos com o rosto em terra e disseram: O senhor é Deus! Iavé é Deus!</text:p>
        <text:p text:style-name="P3">40 Disse-lhes Elias: Agarrai os profetas de Baal! que nenhum deles escape: Agarraram-nos; e Elias os fez descer ao ribeiro de Quisom, onde os matou.</text:p>
        <text:p text:style-name="P3">41 Então disse Elias a Acabe: Sobe, come e bebe, porque há ruído de abundante chuva.</text:p>
        <text:p text:style-name="P3">42 Acabe, pois, subiu para comer e beber; mas Elias subiu ao cume do Carmelo e, inclinando-se por terra, meteu o rosto entre os joelhos.</text:p>
        <text:p text:style-name="P3">43 E disse ao seu moço: Sobe agora, e olha para a banda do mar. E ele subiu, olhou, e disse: Não há nada. Então disse Elias: Volta lá sete vezes.</text:p>
        <text:p text:style-name="P3">44 Sucedeu que, à sétima vez, disse: Eis que se levanta do mar uma nuvem, do tamanho da mão dum homem: Então disse Elias: Sobe, e dize a Acabe: Aparelha o teu carro, e desce, para que a chuva não te impeça.</text:p>
        <text:p text:style-name="P3">45 E sucedeu que em pouco tempo o céu se enegreceu de nuvens e vento, e caiu uma grande chuva. Acabe, subindo ao carro, foi para Jizreel:</text:p>
        <text:p text:style-name="P3">46 E a mão de Iavé estava sobre Elias, o qual cingiu os lombos, e veio correndo perante Acabe, até a entrada de Jizreel.</text:p>
      </text:section>
      <text:section text:style-name="Sect1" text:name="Seção276">
        <text:h text:style-name="P1" text:outline-level="2"><text:bookmark text:name="cap266"/>I REIS-[Capítulo 19]</text:h>
        <text:p text:style-name="P3"><text:soft-page-break/>1 Ora, Acabe fez saber a Jezabel tudo quanto Elias havia feito, e como matara à espada todos os profetas.</text:p>
        <text:p text:style-name="P3">2 Então Jezabel mandou um mensageiro a Elias, a dizer-lhe: Assim me façam os deuses, e outro tanto, se até amanhã a estas horas eu não fizer a tua vida como a de um deles.</text:p>
        <text:p text:style-name="P3">3 Quando ele viu isto, levantou-se e, para escapar com vida, se foi. E chegando a Berseba, que pertence a Judá, deixou ali o seu moço.</text:p>
        <text:p text:style-name="P3">4 Ele, porém, entrou pelo deserto caminho de um dia, e foi sentar-se debaixo de um zimbro; e pediu para si a morte, dizendo: Já basta, Iavé; toma agora a minha vida, pois não sou melhor do que meus pais.</text:p>
        <text:p text:style-name="P3">5 E deitando-se debaixo do zimbro, dormiu; e eis que um anjo o tocou, e lhe disse: Levanta-te e come.</text:p>
        <text:p text:style-name="P3">6 Ele olhou, e eis que à sua cabeceira estava um pão cozido sobre as brasas, e uma botija de água. Tendo comido e bebido, tornou a deitar-se.</text:p>
        <text:p text:style-name="P3">7 O anjo de Iavé veio segunda vez, tocou-o, e lhe disse: Levanta-te e come, porque demasiado longa te será a viagem.</text:p>
        <text:p text:style-name="P3">8 Levantou-se, pois, e comeu e bebeu; e com a força desse alimento caminhou quarenta dias e quarenta noites até Horebe, o monte de Deus.</text:p>
        <text:p text:style-name="P3">9 Ali entrou numa caverna, onde passou a noite. E eis que lhe veio a palavra de Iavé, dizendo: Que fazes aqui, Elias?</text:p>
        <text:p text:style-name="P3">10 Respondeu ele: Tenho sido muito zeloso pelIavé Deus dos exércitos; porque os filhos de Israel deixaram o teu pacto, derrubaram os teus altares, e mataram os teus profetas à espada; e eu, somente eu, fiquei, e buscam a minha vida para ma tirarem.</text:p>
        <text:p text:style-name="P3">11 Ao que Deus lhe disse: Vem cá fora, e põe-te no monte perante Iavé: E eis que Iavé passou; e um grande e forte vento fendia os montes e despedaçava as penhas diante de Iavé, porém Iavé não estava no vento; e depois do vento um terremoto, porém Iavé não estava no terremoto;</text:p>
        <text:p text:style-name="P3">12 e depois do terremoto um fogo, porém Iavé não estava no fogo; e ainda depois do fogo uma voz mansa e delicada.</text:p>
        <text:p text:style-name="P3">13 E ao ouvi-la, Elias cobriu o rosto com a capa e, saindo, pôs-se à entrada da caverna. E eis que lhe veio uma voz, que dizia: Que fazes aqui, Elias?</text:p>
        <text:p text:style-name="P3">14 Respondeu ele: Tenho sido muito zeloso por Iavé Deus dos exércitos; porque os filhos de Israel deixaram o teu pacto, derrubaram os teus altares, e mataram os teus profetas à espada; e eu, somente eu, fiquei, e buscam a minha vida para ma tirarem.</text:p>
        <text:p text:style-name="P3">15 Então Iavé lhe disse: Vai, volta pelo teu caminho para o deserto de Damasco; quando lá chegares, ungirás a Hazael para ser rei sobre a Síria.</text:p>
        <text:p text:style-name="P3">16 E a Jeú, filho de Ninsi, ungirás para ser rei sobre Israel; bem como a Eliseu, filho de Safate de Abel-Meolá, ungirás para ser profeta em teu lugar.</text:p>
        <text:p text:style-name="P3"><text:soft-page-break/>17 E há de ser que o que escapar da espada de Hazael, mata-lo-á Jeú; e o que escapar da espada de Jeú, mata-lo-á Eliseu.</text:p>
        <text:p text:style-name="P3">18 Todavia deixarei em Israel sete mil: todos os joelhos que não se dobraram a Baal, e toda boca que não o beijou.</text:p>
        <text:p text:style-name="P3">19 Partiu, pois, Elias dali e achou Eliseu, filho de Safate, que andava lavrando com doze juntas de bois adiante dele, estando ele com a duodécima; chegando-se Elias a Eliseu, lançou a sua capa sobre ele.</text:p>
        <text:p text:style-name="P3">20 Então, deixando este os bois, correu após Elias, e disse: Deixa-me beijar a meu pai e a minha mãe, e então te seguirei. Respondeu-lhe Elias: Vai, volta; pois, que te fiz eu?</text:p>
        <text:p text:style-name="P3">21 Voltou, pois, de o seguir, tomou a junta de bois, e os matou, e com os aparelhos dos bois cozeu a carne, e a deu ao povo, e comeram. Então se levantou e seguiu a Elias, e o servia.</text:p>
      </text:section>
      <text:section text:style-name="Sect1" text:name="Seção277">
        <text:h text:style-name="P1" text:outline-level="2"><text:bookmark text:name="cap267"/>I REIS-[Capítulo 20]</text:h>
        <text:p text:style-name="P3">1 Ora, Bene-Hadade, rei da Síria, ajuntou todo o seu exército; e havia com ele trinta e dois reis, e cavalos e carros. Então subiu, cercou a Samária, e pelejou contra ela.</text:p>
        <text:p text:style-name="P3">2 E enviou à cidade mensageiros a Acabe, rei de Israel, a dizer-lhe: Assim diz: Bene-Hadade:</text:p>
        <text:p text:style-name="P3">3 A tua prata e o teu ouro são meus; e também, das tuas mulheres e dos teus filhos, os melhores são meus.</text:p>
        <text:p text:style-name="P3">4 Ao que respondeu o rei de Israel, dizendo: Conforme a tua palavra, ó rei meu senhor, sou teu, com tudo quanto tenho.</text:p>
        <text:p text:style-name="P3">5 Tornaram a vir os mensageiros, e disseram: Assim fala Bene-Hadade, dizendo: Enviei-te, na verdade, mensageiros que dissessem: Tu me hás de entregar a tua prata e o teu ouro, as tuas mulheres e os teus filhos;</text:p>
        <text:p text:style-name="P3">6 todavia amanhã a estas horas te enviarei os meus servos, os quais esquadrinharão a tua casa, e as casas dos teus servos; e há de ser que tudo o que de precioso tiveres, eles tomarão consigo e o levarão.</text:p>
        <text:p text:style-name="P3">7 Então o rei de Israel chamou todos os anciãos da terra, e disse: Notai agora, e vede como esse homem procura o mal; pois mandou pedir-me as minhas mulheres, os meus filhos, a minha prata e o meu ouro, e não os neguei.</text:p>
        <text:p text:style-name="P3">8 Responderam-lhe todos os anciãos e todo o povo: Não lhe dês ouvidos, nem consintas.</text:p>
        <text:p text:style-name="P3">9 Pelo que disse aos mensageiros de Bene-Hadade: Dizei ao rei, meu senhor: Tudo o que a princípio mandaste pedir a teu servo, farei; porém isto não posso fazer. Voltaram os mensageiros, e lhe levaram a resposta.</text:p>
        <text:p text:style-name="P3">10 Tornou Bene-Hadade a enviar-lhe mensageiros, e disse: Assim me façam os deuses, e outro tanto, se o pó de Samária bastar para encher as mãos de todo o povo que me segue.</text:p>
        <text:p text:style-name="P3"><text:soft-page-break/>11 O rei de Israel, porém, respondeu: Dizei-lhe: Não se gabe quem se cinge das armas como aquele que as depõe.</text:p>
        <text:p text:style-name="P3">12 E sucedeu que, ouvindo ele esta palavra, estando a beber com os reis nas tendas, disse aos seus servos: Ponde-vos em ordem. E eles se puseram em ordem contra a cidade.</text:p>
        <text:p text:style-name="P3">13 E eis que um profeta, chegando-se a Acabe, rei de Israel, lhe disse: Assim diz Iavé: Viste toda esta grande multidão eis que hoje ta entregarei nas mãos, e saberás que eu sou Iavé.</text:p>
        <text:p text:style-name="P3">14 Perguntou Acabe: Por quem? Respondeu ele: Assim diz Iavé: Pelos moços dos chefes das províncias. Ainda perguntou Acabe: Quem começará a peleja? Respondeu ele: Tu.</text:p>
        <text:p text:style-name="P3">15 Então contou os moços dos chefes das províncias, e eram duzentos e trinta e dois; e depois deles contou todo o povo, a saber, todos os filhos de Israel, e eram sete mil.</text:p>
        <text:p text:style-name="P3">16 Saíram, pois, ao meio-dia. Bene-Hadade, porém, estava bebendo e se embriagando nas tendas, com os reis, os trinta e dois reis que o ajudavam.</text:p>
        <text:p text:style-name="P3">17 E os moços dos chefes das províncias saíram primeiro; e Bene-Hadade enviou espias, que lhe deram aviso, dizendo: Saíram de Samária uns homens.</text:p>
        <text:p text:style-name="P3">18 Ao que ele disse: Quer venham eles tratar de paz, quer venham à peleja, to-mai-os vivos.</text:p>
        <text:p text:style-name="P3">19 Saíram, pois, da cidade os moços dos chefes das províncias, e o exército que os seguia.</text:p>
        <text:p text:style-name="P3">20 E eles mataram cada um o seu adversário. Então os sírios fugiram, e Israel os perseguiu; mas Bene-Hadade, rei da Síria, escapou a cavalo, com alguns cavaleiros.</text:p>
        <text:p text:style-name="P3">21 E saindo o rei de Israel, destruiu os cavalos e os carros, e infligiu aos sírios grande derrota.</text:p>
        <text:p text:style-name="P3">22 Então o profeta chegou-se ao rei de Israel e lhe disse: Vai, fortalece-te; atenta bem para o que hás de fazer; porque decorrido um ano, o rei da Síria subirá contra ti.</text:p>
        <text:p text:style-name="P3">23 Os servos do rei da Síria lhe disseram: Seus deuses são deuses dos montes, por isso eles foram mais fortes do que nós; mas pelejemos com eles na planície, e por certo prevaleceremos contra eles.</text:p>
        <text:p text:style-name="P3">24 Faze, pois, isto: tira os reis, cada um do seu lugar, e substitui-os por capitães;</text:p>
        <text:p text:style-name="P3">25 arregimenta outro exército, igual ao exército que perdeste, cavalo por cavalo, e carro por carro; pelejemos com eles na planície, e por certo prevaleceremos contra eles. Ele deu ouvidos ao que disseram, e assim fez.</text:p>
        <text:p text:style-name="P3">26 Passado um ano, Bene-Hadade arregimentou os sírios, e subiu a Afeque, para pelejar contra Israel.</text:p>
        <text:p text:style-name="P3">27 Também os filhos de Israel foram arregimentados e, providos de víveres, marcharam contra eles. E os filhos de Israel acamparam-se defronte deles, como dois pequenos rebanhos de cabras; mas os sírios enchiam a terra.</text:p>
        <text:p text:style-name="P3"><text:soft-page-break/>28 Nisso chegou o homem de Deus, e disse ao rei de Israel: Assim diz Iavé: Porquanto os sírios disseram: Iavé é Deus dos montes, e não Deus dos vales, entregarei nas tuas mãos toda esta grande multidão, e saberás que eu sou Iavé.</text:p>
        <text:p text:style-name="P3">29 Assim, pois, estiveram acampados sete dias, uns defronte dos outros. Ao sétimo dia a peleja começou, e num só dia os filhos de Israel mataram dos sírios cem mil homens da infantaria.</text:p>
        <text:p text:style-name="P3">30 E os restantes fugiram para Afeque, e entraram na cidade; e caiu o muro sobre vinte e sete mil homens que restavam. Bene-Hadade, porém, fugiu, e veio à cidade, onde se meteu numa câmara interior.</text:p>
        <text:p text:style-name="P3">31 Disseram-lhe os seus servos: Eis que temos ouvido dizer que os reis da casa de Israel são reis clementes; ponhamos, pois, sacos aos lombos, e cordas aos pescoços, e saiamos ao rei de Israel; pode ser que ele te poupe a vida.</text:p>
        <text:p text:style-name="P3">32 Então cingiram sacos aos lombos e cordas aos pescoços e, indo ter com o rei de Israel, disseram-lhe: Diz o teu servo Bene-Hadade: Deixa-me viver, rogo-te. Ao que disse Acabe: Pois ainda vive? É meu irmão.</text:p>
        <text:p text:style-name="P3">33 Aqueles homens, tomando isto por bom presságio, apressaram- se em apanhar a sua palavra, e disseram: Bene-Hadade é teu irmão! Respondeu-lhes ele: Ide, trazei-me. Veio, pois, Bene-Hadade à presença de Acabe; e este o fez subir ao carro.</text:p>
        <text:p text:style-name="P3">34 Então lhe disse Bene-Hadade: Eu te restituirei as cidades que meu pai tomou a teu pai; e farás para ti praças em Damasco, como meu pai as fez em Samária. E eu, respondeu Acabe, com esta aliança te deixarei ir. E fez com ele aliança e o deixou ir.</text:p>
        <text:p text:style-name="P3">35 Ora, certo homem dentre os filhos dos profetas disse ao seu companheiro, pela palavra de Iavé: Fere-me, peço-te. Mas o homem recusou feri-lo.</text:p>
        <text:p text:style-name="P3">36 Pelo que ele lhe disse: Porquanto não obedeceste à voz de Iavé, eis que, em te apartando de mim, um leão te matará. E logo que se apartou dele um leão o encontrou e o matou.</text:p>
        <text:p text:style-name="P3">37 Depois o profeta encontrou outro homem, e disse-lhe: Fere-me, peço-te. E aquele homem deu nele e o feriu.</text:p>
        <text:p text:style-name="P3">38 Então foi o profeta, pôs-se a esperar e rei no caminho, e disfarçou-se, cobrindo os olhos com o seu turbante.</text:p>
        <text:p text:style-name="P3">39 E passando o rei, clamou ele ao rei, dizendo: Teu servo estava no meio da peleja; e eis que um homem, voltando-se, me trouxe um outro, e disse: Guarda-me este homem; se ele de qualquer maneira vier a faltar, a tua vida responderá pela vida dele, ou então pagarás um talento de prata.</text:p>
        <text:p text:style-name="P3">40 E estando o teu servo ocupado de uma e de outra parte, eis que o homem desapareceu. Ao que lhe respondeu o rei de Israel: Esta é a tua sentença; tu mesmo a pronunciaste.</text:p>
        <text:p text:style-name="P3">41 Então ele se apressou, e tirou o turbante de sobre os seus olhos; e o rei de Israel o reconheceu, que era um dos profetas.</text:p>
        <text:p text:style-name="P3">42 E disse ele ao rei: Assim diz Iavé: Porquanto deixaste escapar da mão o homem que eu havia posto para destruição, a tua vida responderá pela sua vida, e o teu povo pelo seu povo.</text:p>
        <text:p text:style-name="P3"><text:soft-page-break/>43 E o rei de Israel seguiu para sua casa, desgostoso e indignado, e veio a Samária.</text:p>
      </text:section>
      <text:section text:style-name="Sect1" text:name="Seção278">
        <text:h text:style-name="P1" text:outline-level="2"><text:bookmark text:name="cap268"/>I REIS-[Capítulo 21]</text:h>
        <text:p text:style-name="P3">1 Sucedeu depois destas coisas que, tendo Nabote, o jizreelita, uma vinha em Jizrreel, junto ao palácio de Acabe, rei de Samária,</text:p>
        <text:p text:style-name="P3">2 falou este a Nabote, dizendo: Dá-me a tua vinha, para que me sirva de horta, porque está vizinha, ao pé da minha casa; e te darei por ela outra vinha melhor; ou, se desejares, dar-te-ei o seu valor em dinheiro.</text:p>
        <text:p text:style-name="P3">3 Respondeu, porém, Nabote a Acabe: Guarde-me Iavé de que eu te dê a herança de meus pais.</text:p>
        <text:p text:style-name="P3">4 Então Acabe veio para sua casa, desgostoso e indignado, por causa da palavra que Nabote, o jizreelita, lhe falara; pois este lhe dissera: Não te darei a herança de meus pais. Tendo-se deitado na sua cama, virou a rosto, e não quis comer.</text:p>
        <text:p text:style-name="P3">5 Mas, vindo a ele Jezabel, sua mulher, lhe disse: Por que está o teu espírito tão desgostoso que não queres comer?</text:p>
        <text:p text:style-name="P3">6 Ele lhe respondeu: Porque falei a Nabote, o jizreelita, e lhe disse: Dá-me a tua vinha por dinheiro; ou, se te apraz, te darei outra vinha em seu lugar. Ele, porém, disse: Não te darei a minha vinha.</text:p>
        <text:p text:style-name="P3">7 Ao que Jezabel, sua mulher, lhe disse: Governas tu agora no reino de Israel? Levanta-te, come, e alegre-se o teu coração; eu te darei a vinha de Nabote, o jizreelita.</text:p>
        <text:p text:style-name="P3">8 Então escreveu cartas em nome de Acabe e, selando-as com o sinete dele, mandou-as aos anciãos e aos nobres que habitavam com Nabote na sua cidade.</text:p>
        <text:p text:style-name="P3">9 Assim escreveu nas cartas: Apregoai um jejum, e ponde Nabote diante do povo.</text:p>
        <text:p text:style-name="P3">10 E ponde defronte dele dois homens, filhos de Belial, que testemunhem contra ele, dizendo: Blasfemaste contra Deus e contra o rei. Depois conduzi-o para fora, e apedrejai-o até que morra.</text:p>
        <text:p text:style-name="P3">11 Pelo que os homens da cidade dele, isto é, os anciãos e os nobres que habitavam na sua cidade, fizeram como Jezabel lhes ordenara, conforme estava escrito nas cartas que ela lhes mandara.</text:p>
        <text:p text:style-name="P3">12 Apregoaram um jejum, e puseram Nabote diante do povo.</text:p>
        <text:p text:style-name="P3">13 Também vieram dois homens, filhos de Belial, e sentaram-se defronte dele; e estes filhos de Belial testemunharam contra Nabote perante o povo, dizendo: Nabote blasfemou contra Deus e contra o rei. Então o conduziram para fora da cidade e o apedrejaram, de sorte que morreu.</text:p>
        <text:p text:style-name="P3">14 Depois mandaram dizer a Jezabel: Nabote foi apedrejado e morreu.</text:p>
        <text:p text:style-name="P3">15 Ora, ouvindo Jezabel que Nabote fora apedrejado e morrera, disse a Acabe: Levanta-te e toma posse da vinha de Nabote, e jizreelita, a qual ele recusou dar-te por dinheiro; porque Nabote já não vive, mas é morto.</text:p>
        <text:p text:style-name="P3"><text:soft-page-break/>16 Quando Acabe ouviu que Nabote já era morto, levantou-se para descer à vinha de Nabote, o jizreelita, a fim de tomar posse dela.</text:p>
        <text:p text:style-name="P3">17 Então veio a palavra de Iavé a Elias, o tisbita, dizendo:</text:p>
        <text:p text:style-name="P3">18 Levanta-te, desce para encontrar-te com Acabe, rei de Israel, que está em Samária. Eis que está na vinha de Nabote, aonde desceu a fim de tomar posse dela.</text:p>
        <text:p text:style-name="P3">19 E falar-lhe-ás, dizendo: Assim diz Iavé: Porventura não mataste e tomaste a herança? Falar-lhe-ás mais, dizendo: Assim diz Iavé: No lugar em que os cães lamberam o sangue de Nabote, lamberão também o teu próprio sangue.</text:p>
        <text:p text:style-name="P3">20 Ao que disse Acabe a Elias: Já me achaste, ó inimigo meu? Respondeu ele: Achei-te; porque te vendeste para fazeres o que é mau aos olhos de Iavé.</text:p>
        <text:p text:style-name="P3">21 Eis que trarei o mal sobre ti; lançarei fora a tua posteridade, e arrancarei de Acabe todo homem, escravo ou livre, em Israel;</text:p>
        <text:p text:style-name="P3">22 e farei a tua casa como a casa de Jeroboão, filho de Nebate, e como a casa de Baasa, filho de Aías, por causa da provocação com que me provocaste à ira, fazendo Israel pecar.</text:p>
        <text:p text:style-name="P3">23 Também acerca de Jezabel falou Iavé, dizendo: Os cães comerão Jezabel junto ao antemuro de Jizreel.</text:p>
        <text:p text:style-name="P3">24 Quem morrer a Acabe na cidade, os cães o comerão; e o que lhe morrer no campo, as aves do céu o comerão.</text:p>
        <text:p text:style-name="P3">25 (Não houve, porém, ninguém como Acabe, que se vendeu para fazer o que era mau aos olhos de Iavé, sendo instigado por Jezabel, sua mulher.</text:p>
        <text:p text:style-name="P3">26 E fez grandes abominações, seguindo os ídolos, conforme tudo o que fizeram os amorreus, os quais Iavé lançou fora da sua possessão, de diante dos filhos de Israel.)</text:p>
        <text:p text:style-name="P3">27 Sucedeu, pois, que Acabe, ouvindo estas palavras, rasgou as suas vestes, cobriu de saco a sua carne, e jejuou; e jazia em saco, e andava humildemente.</text:p>
        <text:p text:style-name="P3">28 Então veio a palavra de Iavé a Elias, o tisbita, dizendo:</text:p>
        <text:p text:style-name="P3">29 Não viste que Acabe se humilha perante mim? Por isso, porquanto se humilha perante mim, não trarei o mal enquanto ele viver, mas nos dias de seu filho trarei o mal sobre a sua casa.</text:p>
      </text:section>
      <text:h text:style-name="P1" text:outline-level="2"><text:bookmark text:name="cap269"/>I REIS-[Capítulo 22]</text:h>
      <text:p text:style-name="P3">1 Passaram-se três anos sem haver guerra entre a Síria e Israel.</text:p>
      <text:p text:style-name="P3">2 No terceiro ano, porém, desceu Jeosafá, rei de Judá, a ter com o rei de Israel.</text:p>
      <text:p text:style-name="P3">3 E o rei de Israel disse aos seus servos: Não sabeis vós que Ramote-Gileade é nossa, e nós estamos quietos, sem a tomar da mão do rei da Síria?</text:p>
      <text:p text:style-name="P3">4 Então perguntou a Jeosafá: Irás tu comigo à peleja, a Ramote-Gileade? Respondeu Jeosafá ao rei de Israel: Como tu és sou eu, o meu povo como o teu povo, e os meus cavalos como os teus cavalos.</text:p>
      <text:p text:style-name="P3"><text:soft-page-break/>5 Disse mais Jeosafá ao rei de Israel: Rogo-te, porém, que primeiro consultes a palavra de Iavé.</text:p>
      <text:p text:style-name="P3">6 Então o rei de Israel ajuntou os profetas, cerca de quatrocentos homens, e perguntou-lhes: Irei à peleja contra Ramote- Gileade, ou deixarei de ir? Responderam eles: Sobe, porque Iavé a entregará nas mãos do rei.</text:p>
      <text:p text:style-name="P3">7 Disse, porém, Jeosafá: Não há aqui ainda algum profeta de Iavé, ao qual possamos consultar?</text:p>
      <text:p text:style-name="P3">8 Então disse o rei de Israel a Jeosafá: Ainda há um homem por quem podemos consultar a Iavé - Micaías, filho de Inlá; porém eu o odeio, porque nunca profetiza o bem a meu respeito, mas somente o mal. Ao que disse Jeosafá: Não fale o rei assim.</text:p>
      <text:p text:style-name="P3">9 Então o rei de Israel chamou um eunuco, e disse: Traze-me depressa Micaías, filho de Inlá.</text:p>
      <text:p text:style-name="P3">10 Ora, o rei de Israel e Jeosafá, rei de Judá, vestidos de seus trajes reais, estavam assentados cada um no seu trono, na praça à entrada da porta de Samária; e todos os profetas profetizavam diante deles.</text:p>
      <text:p text:style-name="P3">11 E Zedequias, filho de Quenaaná, fez para si uns chifres de ferro, e disse: Assim diz Iavé: Com estes ferirás os sírios, até que sejam consumidos.</text:p>
      <text:p text:style-name="P3">12 Do mesmo modo também profetizavam todos os profetas, dizendo: Sobe a Ramote-Gileade, e serás bem-sucedido; porque Iavé a entregará nas mãos do rei.</text:p>
      <text:p text:style-name="P3">13 O mensageiro que fora chamar Micaías falou-lhe, dizendo: Eis que as palavras dos profetas, a uma voz, são favoráveis ao rei; seja, pois, a tua palavra como a de um deles, e fala o que é bom.</text:p>
      <text:p text:style-name="P3">14 Micaías, porém, disse: Vive Iavé, que o que Iavé me disser, isso falarei.</text:p>
      <text:p text:style-name="P3">15 Quando ele chegou à presença do rei, este lhe disse: Micaías, iremos a Ramote-Gileade à peleja, ou deixaremos de ir? Respondeu-lhe ele: Sobe, e serás bem-sucedido, porque Iavé a entregará nas mãos do rei.</text:p>
      <text:p text:style-name="P3">16 E o rei lhe disse: Quantas vezes hei de conjurar-te que não me fales senão a verdade em nome de Iavé?</text:p>
      <text:p text:style-name="P3">17 Então disse ele: Vi todo o Israel disperso pelos montes, como ovelhas que não têm pastor; e disse Iavé: Estes não têm senhor; torne cada um em paz para sua casa.</text:p>
      <text:p text:style-name="P3">18 Disse o rei de Israel a Jeosafá: Não te disse eu que ele não profetizaria o bem a meu respeito, mas somente o mal?</text:p>
      <text:p text:style-name="P3">19 Micaías prosseguiu: Ouve, pois, a palavra de Iavé! Vi Iavé assentado no seu trono, e todo o exército celestial em pé junto a ele, à sua direita e à sua esquerda.</text:p>
      <text:p text:style-name="P3">20 E Iavé perguntou: Quem induzirá Acabe a subir, para que caia em Ramote-Gileade? E um respondia de um modo, e outro de outro.</text:p>
      <text:p text:style-name="P3">21 Então saiu um espírito, apresentou-se diante de Iavé, e disse: Eu o induzirei. E Iavé lhe perguntou: De que modo?</text:p>
      <text:p text:style-name="P3"><text:soft-page-break/>22 Respondeu ele: Eu sairei, e serei um espírito mentiroso na boca de todos os seus profetas. Ao que disse Iavé: Tu o induzirás, e prevalecerás; sai, e faze assim.</text:p>
      <text:p text:style-name="P3">23 Agora, pois, eis que Iavé pôs um espírito mentiroso na boca dentes da casa dele; sim, tornarei a tua casa como a casa de respeito de ti.</text:p>
      <text:p text:style-name="P3">24 Então Zedequias, filho de Quenaaná, chegando-se, feriu a Micaías na face e disse: Por onde passou de mim o Espírito de Iavé para falar a ti?</text:p>
      <text:p text:style-name="P3">25 Respondeu Micaías: Eis que tu o verás naquele dia, quando entrares numa câmara interior, para te esconderes.</text:p>
      <text:p text:style-name="P3">26 Então disse o rei de Israel: Tomai Micaías, e tornai a levá-lo a Amom, o governador da cidade, e a Joás, filho do rei,</text:p>
      <text:p text:style-name="P3">27 dizendo-lhes: Assim diz o rei: Metei este homem no cárcere, e sustentai-o a pão e água, até que eu volte em paz.</text:p>
      <text:p text:style-name="P3">28 Replicou Micaías: Se tu voltares em paz, <text:span text:style-name="T1">Iavé</text:span> não tem falado por mim. Disse mais: Ouvi, povos todos!</text:p>
      <text:p text:style-name="P3">29 Assim o rei de Israel e Jeosafá, rei de Judá, subiram a Ramote-Gileade.</text:p>
      <text:p text:style-name="P3">30 E disse o rei de Israel a Jeosafá: Eu me disfarçarei, e entrarei na peleja; tu, porém, veste os teus trajes reais. Disfarçou-se, pois, o rei de Israel, e entrou na peleja.</text:p>
      <text:p text:style-name="P3">31 Ora, o rei da Síria tinha ordenado aos capitães dos carros, que eram trinta e dois, dizendo: Não pelejeis nem contra pequeno nem contra grande, senão só contra o rei de Israel.</text:p>
      <text:p text:style-name="P3">32 E sucedeu que, vendo os capitães dos carros a Jeosafá, disseram: Certamente este é o rei de Israel. Viraram-se, pois, para pelejar com ele, e Jeosafá gritou.</text:p>
      <text:p text:style-name="P3">33 Vendo os capitães dos carros que não era o rei de Israel, deixaram de segui-lo.</text:p>
      <text:p text:style-name="P3">34 Então um homem entesou o seu arco, e atirando a esmo, feriu o rei de Israel por entre a couraça e a armadura abdominal. Pelo que ele disse ao seu carreteiro: Dá volta, e tira-me do exército, porque estou gravemente ferido.</text:p>
      <text:p text:style-name="P3">35 E a peleja tornou-se renhida naquele dia; contudo o rei foi sustentado no carro contra os sírios; porém à tarde ele morreu; e o sangue da ferida corria para o fundo do carro.</text:p>
      <text:p text:style-name="P3">36 Ao pôr do sol passou pelo exército a palavra: Cada um para a sua cidade, e cada um para a sua terra!</text:p>
      <text:p text:style-name="P3">37 Morreu, pois, o rei, e o levaram para Samária, e ali o sepultaram.</text:p>
      <text:p text:style-name="P3">38 E lavaram o seu carro junto ao tanque de Samária, e os cães lamberam-lhe o sangue, conforme a palavra que Iavé tinha dito; ora, as prostitutas se banhavam ali.</text:p>
      <text:p text:style-name="P3">39 Quanto ao restante dos atos de Acabe, e a tudo quanto fez, e à casa de marfim que construiu, e a todas as cidades que edificou, porventura não estão escritos no livro das crônicas dos reis de Israel?</text:p>
      <text:p text:style-name="P3">40 Assim dormiu Acabe com seus pais. E Acazias, seu filho, reinou em seu lugar.</text:p>
      <text:p text:style-name="P3"><text:soft-page-break/>41 Ora, Jeosafá, filho de Asa, começou a reinar sobre Judá no quarto ano de Acabe, rei de Israel.</text:p>
      <text:p text:style-name="P3">42 Era Jeosafá da idade de trinta e cinco anos quando começou a reinar, e reinou vinte e cinco anos em Jerusalém. Era o nome de sua mãe Azuba, filha de Sili.</text:p>
      <text:p text:style-name="P3">43 E andou em todos os caminhos de seu pai Asa; não se desviou deles, mas fez o que era reto aos olhos de Iavé. Todavia os altos não foram tirados e o povo ainda sacrificava e queimava incenso nos altos.</text:p>
      <text:p text:style-name="P3">44 E Jeosafá teve paz com o rei de Israel.</text:p>
      <text:p text:style-name="P3">45 Quanto ao restante dos atos de Jeosafá, e ao poder que mostrou, e como guerreou, porventura não estão escritos no livro das crônicas dos reis de Judá?</text:p>
      <text:p text:style-name="P3">46 Também expulsou da terra o restante dos sodomitas, que ficaram nos dias de seu pai Asa</text:p>
      <text:p text:style-name="P3">47 Nesse tempo não havia rei em Edom; um vice-rei governava.</text:p>
      <text:p text:style-name="P3">48 E Jeosafá construiu navios de Társis para irem a Ofir em busca de ouro; porém não foram, porque os navios se quebraram em Eziom-Geber.</text:p>
      <text:p text:style-name="P3">49 Então Acazias, filho de Acabe, disse a Jeosafá: Vão os meus servos com os teus servos nos navios. Jeosafá, porém, não quis.</text:p>
      <text:p text:style-name="P3">50 Depois Jeosafá dormiu com seus pais, e foi sepultado junto a eles na cidade de Davi, seu pai. E em seu lugar reinou seu filho Jeorão.</text:p>
      <text:p text:style-name="P3">51 Ora, Acazias, filho de Acabe, começou a reinar em Samaria no ano dezessete de Jeosafá, rei de Judá, e reinou dois anos sobre Israel.</text:p>
      <text:p text:style-name="P3">52 E fez o que era mau aos olhos de Iavé; porque andou no caminho de seu pai, como também no caminho de sua mãe, e no caminho de Jeroboão, filho de Nebate, que fez Israel pecar.</text:p>
      <text:p text:style-name="P3">53 Serviu a Baal, e o adorou, provocando à ira Iavé Deus de Israel, conforme tudo quanto seu pai fize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3:49:14.220623007</meta:creation-date>
    <dc:date>2023-07-25T13:49:59.272129396</dc:date>
    <meta:editing-duration>PT45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48" meta:paragraph-count="839" meta:word-count="22537" meta:character-count="117934" meta:non-whitespace-character-count="96235"/>
  </office:meta>
</office:document-meta>
</file>